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start" style:justify-single-word="false"/>
      <style:text-properties style:font-name="FreeSans" fo:font-size="12pt" officeooo:rsid="00710775" officeooo:paragraph-rsid="00710775" style:font-size-asian="10.5pt" style:font-size-complex="12pt"/>
    </style:style>
    <style:style style:name="P5"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6"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7"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8" style:family="paragraph" style:parent-style-name="Standard">
      <style:paragraph-properties fo:text-align="center" style:justify-single-word="false"/>
      <style:text-properties style:font-name="FreeSans" fo:font-size="18pt" officeooo:rsid="005f7d08" officeooo:paragraph-rsid="005f7d08" style:font-size-asian="18pt" style:font-size-complex="18pt"/>
    </style:style>
    <style:style style:name="P9"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0"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2" style:family="paragraph" style:parent-style-name="Standard">
      <loext:graphic-properties draw:fill="none"/>
      <style:paragraph-properties fo:text-align="start" style:justify-single-word="false" fo:background-color="transparent"/>
      <style:text-properties fo:color="#ff00cc" style:font-name="FreeSans" fo:font-size="12pt" officeooo:rsid="00c3b21f" officeooo:paragraph-rsid="00c3b21f" style:font-size-asian="10.5pt" style:font-size-complex="12pt"/>
    </style:style>
    <style:style style:name="P13"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0f609e2" officeooo:paragraph-rsid="00f8ea17" style:font-size-asian="13pt" style:font-weight-asian="normal" style:font-size-complex="13pt" style:font-weight-complex="normal"/>
    </style:style>
    <style:style style:name="P14" style:family="paragraph" style:parent-style-name="Standard">
      <style:paragraph-properties fo:margin-top="0.0398in" fo:margin-bottom="0.0398in" loext:contextual-spacing="false" fo:text-align="start" style:justify-single-word="false"/>
      <style:text-properties fo:color="#000000" style:font-name="FreeSans" fo:font-size="13pt" fo:font-weight="normal" officeooo:rsid="0110d289" officeooo:paragraph-rsid="0110d289" style:font-size-asian="13pt" style:font-weight-asian="normal" style:font-size-complex="13pt" style:font-weight-complex="normal"/>
    </style:style>
    <style:style style:name="P15"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6" style:family="paragraph" style:parent-style-name="Standard" style:list-style-name="L2">
      <style:paragraph-properties fo:text-align="start" style:justify-single-word="false"/>
      <style:text-properties style:font-name="FreeSans" fo:font-size="12pt" officeooo:rsid="005f7d08" officeooo:paragraph-rsid="0098e2d1" style:font-size-asian="10.5pt" style:font-size-complex="12pt"/>
    </style:style>
    <style:style style:name="P17"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8"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98e2d1" style:font-size-asian="10.5pt" style:font-size-complex="12pt"/>
    </style:style>
    <style:style style:name="P19"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98e2d1" style:font-size-asian="10.5pt" style:font-size-complex="12pt"/>
    </style:style>
    <style:style style:name="P20" style:family="paragraph" style:parent-style-name="Standard" style:list-style-name="L3">
      <loext:graphic-properties draw:fill="none"/>
      <style:paragraph-properties fo:text-align="start" style:justify-single-word="false" fo:background-color="transparent"/>
      <style:text-properties style:font-name="FreeSans" fo:font-size="12pt" officeooo:rsid="00726a8f" officeooo:paragraph-rsid="00726a8f" style:font-size-asian="10.5pt" style:font-size-complex="12pt"/>
    </style:style>
    <style:style style:name="P21" style:family="paragraph" style:parent-style-name="Standard" style:list-style-name="L2">
      <loext:graphic-properties draw:fill="none"/>
      <style:paragraph-properties fo:text-align="start" style:justify-single-word="false" fo:background-color="transparent"/>
      <style:text-properties style:font-name="FreeSans" fo:font-size="12pt" officeooo:rsid="00726a8f" officeooo:paragraph-rsid="00c3fd18" style:font-size-asian="10.5pt" style:font-size-complex="12pt"/>
    </style:style>
    <style:style style:name="P22" style:family="paragraph" style:parent-style-name="Standard" style:list-style-name="L11">
      <loext:graphic-properties draw:fill="none"/>
      <style:paragraph-properties fo:text-align="start" style:justify-single-word="false" fo:background-color="transparent"/>
      <style:text-properties style:font-name="FreeSans" fo:font-size="12pt" officeooo:rsid="00726a8f" officeooo:paragraph-rsid="00cc4e56" style:font-size-asian="10.5pt" style:font-size-complex="12pt"/>
    </style:style>
    <style:style style:name="P23" style:family="paragraph" style:parent-style-name="Standard" style:list-style-name="L4">
      <loext:graphic-properties draw:fill="none"/>
      <style:paragraph-properties fo:text-align="start" style:justify-single-word="false" fo:background-color="transparent"/>
      <style:text-properties style:font-name="FreeSans" fo:font-size="12pt" officeooo:rsid="00ee66f1" officeooo:paragraph-rsid="00ee66f1" style:font-size-asian="10.5pt" style:font-size-complex="12pt"/>
    </style:style>
    <style:style style:name="P24" style:family="paragraph" style:parent-style-name="Standard" style:list-style-name="L2">
      <style:paragraph-properties fo:text-align="start" style:justify-single-word="false"/>
      <style:text-properties style:font-name="FreeSans" fo:font-size="12pt" officeooo:rsid="006fb7d4" officeooo:paragraph-rsid="0098e2d1" style:font-size-asian="10.5pt" style:font-size-complex="12pt"/>
    </style:style>
    <style:style style:name="P25" style:family="paragraph" style:parent-style-name="Standard" style:list-style-name="L2">
      <loext:graphic-properties draw:fill="none"/>
      <style:paragraph-properties fo:text-align="start" style:justify-single-word="false" fo:background-color="transparent"/>
      <style:text-properties style:font-name="FreeSans" fo:font-size="12pt" officeooo:rsid="00c3fd18" officeooo:paragraph-rsid="00c3fd18" style:font-size-asian="10.5pt" style:font-size-complex="12pt"/>
    </style:style>
    <style:style style:name="P26" style:family="paragraph" style:parent-style-name="Standard" style:list-style-name="L9">
      <style:paragraph-properties fo:text-align="start" style:justify-single-word="false"/>
      <style:text-properties style:font-name="FreeSans" fo:font-size="12pt" officeooo:rsid="007b73e4" officeooo:paragraph-rsid="007b73e4" style:font-size-asian="10.5pt" style:font-size-complex="12pt"/>
    </style:style>
    <style:style style:name="P27" style:family="paragraph" style:parent-style-name="Standard" style:list-style-name="L2">
      <style:paragraph-properties fo:text-align="start" style:justify-single-word="false"/>
      <style:text-properties style:font-name="FreeSans" fo:font-size="12pt" officeooo:rsid="007b73e4" officeooo:paragraph-rsid="007b73e4" style:font-size-asian="10.5pt" style:font-size-complex="12pt"/>
    </style:style>
    <style:style style:name="P28"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8bf7e3" officeooo:paragraph-rsid="008bf7e3" style:font-size-asian="10.5pt" style:font-size-complex="12pt"/>
    </style:style>
    <style:style style:name="P29"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10318ea" style:font-size-asian="10.5pt" style:font-size-complex="12pt"/>
    </style:style>
    <style:style style:name="P30" style:family="paragraph" style:parent-style-name="Standard" style:list-style-name="L16">
      <loext:graphic-properties draw:fill="none"/>
      <style:paragraph-properties fo:text-align="start" style:justify-single-word="false" fo:background-color="transparent"/>
      <style:text-properties style:font-name="FreeSans" fo:font-size="12pt" officeooo:rsid="0098e2d1" officeooo:paragraph-rsid="0098e2d1" style:font-size-asian="10.5pt" style:font-size-complex="12pt"/>
    </style:style>
    <style:style style:name="P31" style:family="paragraph" style:parent-style-name="Standard" style:list-style-name="L2">
      <style:paragraph-properties fo:text-align="start" style:justify-single-word="false"/>
      <style:text-properties style:font-name="FreeSans" fo:font-size="12pt" officeooo:rsid="00710775" officeooo:paragraph-rsid="00710775" style:font-size-asian="10.5pt" style:font-size-complex="12pt"/>
    </style:style>
    <style:style style:name="P32"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33"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34"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35"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ba839a" officeooo:paragraph-rsid="00ba839a" style:font-size-asian="10.5pt" style:font-weight-asian="bold" style:font-size-complex="12pt" style:font-weight-complex="bold"/>
    </style:style>
    <style:style style:name="P36"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ba839a" officeooo:paragraph-rsid="00c3fd18" style:font-size-asian="10.5pt" style:font-weight-asian="bold" style:font-size-complex="12pt" style:font-weight-complex="bold"/>
    </style:style>
    <style:style style:name="P37"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ba839a" officeooo:paragraph-rsid="00cc4e56" style:font-size-asian="10.5pt" style:font-weight-asian="bold" style:font-size-complex="12pt" style:font-weight-complex="bold"/>
    </style:style>
    <style:style style:name="P38" style:family="paragraph" style:parent-style-name="Standard" style:list-style-name="L3">
      <loext:graphic-properties draw:fill="none"/>
      <style:paragraph-properties fo:text-align="start" style:justify-single-word="false" fo:background-color="transparent"/>
      <style:text-properties style:font-name="FreeSans" fo:font-size="12pt" fo:font-weight="bold" officeooo:rsid="005f7d08" officeooo:paragraph-rsid="0098e2d1" style:font-size-asian="10.5pt" style:font-weight-asian="bold" style:font-size-complex="12pt" style:font-weight-complex="bold"/>
    </style:style>
    <style:style style:name="P39" style:family="paragraph" style:parent-style-name="Standard" style:list-style-name="L2">
      <loext:graphic-properties draw:fill="none"/>
      <style:paragraph-properties fo:text-align="start" style:justify-single-word="false" fo:background-color="transparent"/>
      <style:text-properties style:font-name="FreeSans" fo:font-size="12pt" fo:font-weight="bold" officeooo:rsid="005f7d08" officeooo:paragraph-rsid="00c3fd18" style:font-size-asian="10.5pt" style:font-weight-asian="bold" style:font-size-complex="12pt" style:font-weight-complex="bold"/>
    </style:style>
    <style:style style:name="P40" style:family="paragraph" style:parent-style-name="Standard" style:list-style-name="L11">
      <loext:graphic-properties draw:fill="none"/>
      <style:paragraph-properties fo:text-align="start" style:justify-single-word="false" fo:background-color="transparent"/>
      <style:text-properties style:font-name="FreeSans" fo:font-size="12pt" fo:font-weight="bold" officeooo:rsid="005f7d08" officeooo:paragraph-rsid="00cc4e56" style:font-size-asian="10.5pt" style:font-weight-asian="bold" style:font-size-complex="12pt" style:font-weight-complex="bold"/>
    </style:style>
    <style:style style:name="P41"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ee66f1" officeooo:paragraph-rsid="00ee66f1" style:font-size-asian="10.5pt" style:font-weight-asian="bold" style:font-size-complex="12pt" style:font-weight-complex="bold"/>
    </style:style>
    <style:style style:name="P42" style:family="paragraph" style:parent-style-name="Standard" style:list-style-name="L4">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3" style:family="paragraph" style:parent-style-name="Standard" style:list-style-name="L6">
      <loext:graphic-properties draw:fill="none"/>
      <style:paragraph-properties fo:text-align="start" style:justify-single-word="false" fo:background-color="transparent"/>
      <style:text-properties style:font-name="FreeSans" fo:font-size="12pt" fo:font-weight="bold" officeooo:rsid="00fa9207" officeooo:paragraph-rsid="00fa9207" style:font-size-asian="10.5pt" style:font-weight-asian="bold" style:font-size-complex="12pt" style:font-weight-complex="bold"/>
    </style:style>
    <style:style style:name="P44"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5f7d08" officeooo:paragraph-rsid="00b82a73" style:font-size-asian="10.5pt" style:font-weight-asian="normal" style:font-size-complex="12pt" style:font-weight-complex="normal"/>
    </style:style>
    <style:style style:name="P45"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5f7d08" officeooo:paragraph-rsid="00c3fd18" style:font-size-asian="10.5pt" style:font-weight-asian="normal" style:font-size-complex="12pt" style:font-weight-complex="normal"/>
    </style:style>
    <style:style style:name="P46" style:family="paragraph" style:parent-style-name="Standard" style:list-style-name="L11">
      <loext:graphic-properties draw:fill="none"/>
      <style:paragraph-properties fo:text-align="start" style:justify-single-word="false" fo:background-color="transparent"/>
      <style:text-properties style:font-name="FreeSans" fo:font-size="12pt" fo:font-weight="normal" officeooo:rsid="005f7d08" officeooo:paragraph-rsid="00cc4e56" style:font-size-asian="10.5pt" style:font-weight-asian="normal" style:font-size-complex="12pt" style:font-weight-complex="normal"/>
    </style:style>
    <style:style style:name="P47" style:family="paragraph" style:parent-style-name="Standard" style:list-style-name="L3">
      <loext:graphic-properties draw:fill="none"/>
      <style:paragraph-properties fo:text-align="start" style:justify-single-word="false" fo:background-color="transparent"/>
      <style:text-properties style:font-name="FreeSans" fo:font-size="12pt" fo:font-weight="normal" officeooo:rsid="00c17515" officeooo:paragraph-rsid="00c17515" style:font-size-asian="10.5pt" style:font-weight-asian="normal" style:font-size-complex="12pt" style:font-weight-complex="normal"/>
    </style:style>
    <style:style style:name="P48" style:family="paragraph" style:parent-style-name="Standard" style:list-style-name="L4">
      <loext:graphic-properties draw:fill="none"/>
      <style:paragraph-properties fo:text-align="start" style:justify-single-word="false" fo:background-color="transparent"/>
      <style:text-properties style:font-name="FreeSans" fo:font-size="12pt" fo:font-weight="normal" officeooo:rsid="00fa9207" officeooo:paragraph-rsid="00fa9207" style:font-size-asian="10.5pt" style:font-weight-asian="normal" style:font-size-complex="12pt" style:font-weight-complex="normal"/>
    </style:style>
    <style:style style:name="P49" style:family="paragraph" style:parent-style-name="Standard" style:list-style-name="L7">
      <loext:graphic-properties draw:fill="none"/>
      <style:paragraph-properties fo:text-align="start" style:justify-single-word="false" fo:background-color="transparent"/>
      <style:text-properties style:font-name="FreeSans" fo:font-size="12pt" fo:font-weight="normal" officeooo:rsid="00fa9207" officeooo:paragraph-rsid="00fcc702" style:font-size-asian="10.5pt" style:font-weight-asian="normal" style:font-size-complex="12pt" style:font-weight-complex="normal"/>
    </style:style>
    <style:style style:name="P50" style:family="paragraph" style:parent-style-name="Standard" style:list-style-name="L8">
      <loext:graphic-properties draw:fill="none"/>
      <style:paragraph-properties fo:text-align="start" style:justify-single-word="false" fo:background-color="transparent"/>
      <style:text-properties style:font-name="FreeSans" fo:font-size="12pt" fo:font-weight="normal" officeooo:rsid="00c3fd18" officeooo:paragraph-rsid="00c4e7df" style:font-size-asian="10.5pt" style:font-weight-asian="normal" style:font-size-complex="12pt" style:font-weight-complex="normal"/>
    </style:style>
    <style:style style:name="P51"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5a4b8" officeooo:paragraph-rsid="00c5a4b8" style:font-size-asian="10.5pt" style:font-weight-asian="normal" style:font-size-complex="12pt" style:font-weight-complex="normal"/>
    </style:style>
    <style:style style:name="P52" style:family="paragraph" style:parent-style-name="Standard" style:list-style-name="L2">
      <loext:graphic-properties draw:fill="none"/>
      <style:paragraph-properties fo:text-align="start" style:justify-single-word="false" fo:background-color="transparent"/>
      <style:text-properties style:font-name="FreeSans" fo:font-size="12pt" fo:font-weight="normal" officeooo:rsid="00cafa4d" officeooo:paragraph-rsid="00cafa4d" style:font-size-asian="10.5pt" style:font-weight-asian="normal" style:font-size-complex="12pt" style:font-weight-complex="normal"/>
    </style:style>
    <style:style style:name="P53" style:family="paragraph" style:parent-style-name="Standard" style:list-style-name="L2">
      <style:paragraph-properties fo:text-align="start" style:justify-single-word="false"/>
      <style:text-properties style:font-name="FreeSans" fo:font-size="13pt" officeooo:rsid="006fb7d4" officeooo:paragraph-rsid="0098e2d1" style:font-size-asian="13pt" style:font-size-complex="13pt"/>
    </style:style>
    <style:style style:name="P54"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5f7d08" officeooo:paragraph-rsid="00c3fd18" style:font-size-asian="3.5pt" style:font-weight-asian="normal" style:font-size-complex="4pt" style:font-weight-complex="normal"/>
    </style:style>
    <style:style style:name="P55" style:family="paragraph" style:parent-style-name="Standard" style:list-style-name="L2">
      <loext:graphic-properties draw:fill="none"/>
      <style:paragraph-properties fo:text-align="start" style:justify-single-word="false" fo:background-color="transparent"/>
      <style:text-properties style:font-name="FreeSans" fo:font-size="4pt" fo:font-weight="normal" officeooo:rsid="00c5a4b8" officeooo:paragraph-rsid="00c5a4b8" style:font-size-asian="3.5pt" style:font-weight-asian="normal" style:font-size-complex="4pt" style:font-weight-complex="normal"/>
    </style:style>
    <style:style style:name="P56"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10318ea" style:font-size-asian="3.5pt" style:font-size-complex="4pt"/>
    </style:style>
    <style:style style:name="P57" style:family="paragraph" style:parent-style-name="Standard" style:list-style-name="L16">
      <loext:graphic-properties draw:fill="none"/>
      <style:paragraph-properties fo:text-align="start" style:justify-single-word="false" fo:background-color="transparent"/>
      <style:text-properties style:font-name="FreeSans" fo:font-size="4pt" officeooo:rsid="0098e2d1" officeooo:paragraph-rsid="0098e2d1" style:font-size-asian="3.5pt" style:font-size-complex="4pt"/>
    </style:style>
    <style:style style:name="P58" style:family="paragraph" style:parent-style-name="Standard" style:list-style-name="L2">
      <style:paragraph-properties fo:text-align="start" style:justify-single-word="false"/>
      <style:text-properties fo:color="#000000" style:font-name="FreeSans" fo:font-size="13pt" fo:font-weight="bold" officeooo:rsid="0098e2d1" officeooo:paragraph-rsid="0098e2d1" style:font-size-asian="13pt" style:font-weight-asian="bold" style:font-size-complex="13pt" style:font-weight-complex="bold"/>
    </style:style>
    <style:style style:name="P59" style:family="paragraph" style:parent-style-name="Standard" style:list-style-name="L2">
      <style:paragraph-properties fo:text-align="start" style:justify-single-word="false"/>
      <style:text-properties fo:color="#000000" style:font-name="FreeSans" fo:font-size="13pt" officeooo:rsid="00edddfc" officeooo:paragraph-rsid="00edddfc" style:font-size-asian="13pt" style:font-size-complex="13pt"/>
    </style:style>
    <style:style style:name="P60" style:family="paragraph" style:parent-style-name="Standard" style:list-style-name="L2">
      <style:paragraph-properties fo:text-align="start" style:justify-single-word="false"/>
      <style:text-properties fo:color="#000000" style:font-name="FreeSans" fo:font-size="13pt" fo:font-weight="normal" officeooo:rsid="00ee66f1" officeooo:paragraph-rsid="00ee66f1" style:font-size-asian="13pt" style:font-weight-asian="normal" style:font-size-complex="13pt" style:font-weight-complex="normal"/>
    </style:style>
    <style:style style:name="P61" style:family="paragraph" style:parent-style-name="Standard" style:list-style-name="L2">
      <style:paragraph-properties fo:text-align="start" style:justify-single-word="false"/>
      <style:text-properties fo:color="#000000" style:font-name="FreeSans" fo:font-size="12pt" fo:font-weight="normal" officeooo:rsid="00ee66f1" officeooo:paragraph-rsid="00ee66f1" style:font-size-asian="12pt" style:font-weight-asian="normal" style:font-size-complex="12pt" style:font-weight-complex="normal"/>
    </style:style>
    <style:style style:name="P62" style:family="paragraph" style:parent-style-name="Standard" style:list-style-name="L2">
      <style:paragraph-properties fo:text-align="start" style:justify-single-word="false"/>
      <style:text-properties fo:color="#000000" style:font-name="FreeSans" fo:font-size="12pt" fo:font-weight="normal" officeooo:rsid="00ee66f1" officeooo:paragraph-rsid="010091f7" style:font-size-asian="12pt" style:font-weight-asian="normal" style:font-size-complex="12pt" style:font-weight-complex="normal"/>
    </style:style>
    <style:style style:name="P63" style:family="paragraph" style:parent-style-name="Standard" style:list-style-name="L2">
      <style:paragraph-properties fo:text-align="start" style:justify-single-word="false"/>
      <style:text-properties fo:color="#000000" style:font-name="FreeSans" fo:font-size="12pt" fo:font-weight="normal" officeooo:rsid="010091f7" officeooo:paragraph-rsid="010091f7" style:font-size-asian="12pt" style:font-weight-asian="normal" style:font-size-complex="12pt" style:font-weight-complex="normal"/>
    </style:style>
    <style:style style:name="P64"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b82a73" officeooo:paragraph-rsid="00fa9207" style:font-size-asian="10.5pt" style:font-weight-asian="normal" style:font-size-complex="12pt" style:font-weight-complex="normal"/>
    </style:style>
    <style:style style:name="P65"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b82a73" officeooo:paragraph-rsid="00ee66f1" style:font-size-asian="10.5pt" style:font-weight-asian="normal" style:font-size-complex="12pt" style:font-weight-complex="normal"/>
    </style:style>
    <style:style style:name="P66" style:family="paragraph" style:parent-style-name="Standard" style:list-style-name="L5">
      <loext:graphic-properties draw:fill="none"/>
      <style:paragraph-properties fo:text-align="start" style:justify-single-word="false" fo:background-color="transparent"/>
      <style:text-properties fo:color="#000000" style:font-name="FreeSans" fo:font-size="12pt" fo:font-weight="normal" officeooo:rsid="005f7d08" officeooo:paragraph-rsid="00fa9207" style:font-size-asian="10.5pt" style:font-weight-asian="normal" style:font-size-complex="12pt" style:font-weight-complex="normal"/>
    </style:style>
    <style:style style:name="P67" style:family="paragraph" style:parent-style-name="Standard" style:list-style-name="L4">
      <loext:graphic-properties draw:fill="none"/>
      <style:paragraph-properties fo:text-align="start" style:justify-single-word="false" fo:background-color="transparent"/>
      <style:text-properties fo:color="#000000" style:font-name="FreeSans" fo:font-size="12pt" fo:font-weight="normal" officeooo:rsid="005f7d08" officeooo:paragraph-rsid="00ee66f1" style:font-size-asian="10.5pt" style:font-weight-asian="normal" style:font-size-complex="12pt" style:font-weight-complex="normal"/>
    </style:style>
    <style:style style:name="P68" style:family="paragraph" style:parent-style-name="Standard" style:list-style-name="L3">
      <loext:graphic-properties draw:fill="none"/>
      <style:paragraph-properties fo:text-align="start" style:justify-single-word="false" fo:background-color="transparent"/>
      <style:text-properties fo:color="#808080" style:font-name="FreeSans" fo:font-size="12pt" fo:font-style="italic" fo:font-weight="normal" officeooo:rsid="010124fe" officeooo:paragraph-rsid="010124fe" style:font-size-asian="10.5pt" style:font-style-asian="italic" style:font-weight-asian="normal" style:font-size-complex="12pt" style:font-style-complex="italic" style:font-weight-complex="normal"/>
    </style:style>
    <style:style style:name="P69" style:family="paragraph" style:parent-style-name="Standard" style:list-style-name="L2">
      <style:paragraph-properties fo:text-align="start" style:justify-single-word="false"/>
      <style:text-properties fo:color="#009933" style:font-name="FreeSans" fo:font-size="12pt" fo:font-weight="bold" officeooo:rsid="006501fb" officeooo:paragraph-rsid="006fb7d4" style:font-size-asian="10.5pt" style:font-weight-asian="bold" style:font-size-complex="12pt" style:font-weight-complex="bold"/>
    </style:style>
    <style:style style:name="P70" style:family="paragraph" style:parent-style-name="Standard" style:list-style-name="L2">
      <style:paragraph-properties fo:text-align="start" style:justify-single-word="false"/>
      <style:text-properties fo:color="#009933" style:font-name="FreeSans" fo:font-size="12pt" fo:font-weight="bold" officeooo:rsid="006501fb" officeooo:paragraph-rsid="005f7d08" style:font-size-asian="10.5pt" style:font-weight-asian="bold" style:font-size-complex="12pt" style:font-weight-complex="bold"/>
    </style:style>
    <style:style style:name="P71" style:family="paragraph" style:parent-style-name="Standard" style:list-style-name="L11">
      <loext:graphic-properties draw:fill="none"/>
      <style:paragraph-properties fo:text-align="start" style:justify-single-word="false" fo:background-color="transparent"/>
      <style:text-properties officeooo:paragraph-rsid="00cc4e56"/>
    </style:style>
    <style:style style:name="P72"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8a9101" style:font-style-asian="italic" style:font-style-complex="italic"/>
    </style:style>
    <style:style style:name="P73"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a44206" style:font-style-asian="italic" style:font-style-complex="italic"/>
    </style:style>
    <style:style style:name="P74"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10318ea" style:font-style-asian="italic" style:font-style-complex="italic"/>
    </style:style>
    <style:style style:name="P75" style:family="paragraph" style:parent-style-name="Standard" style:list-style-name="L16">
      <loext:graphic-properties draw:fill="none"/>
      <style:paragraph-properties fo:text-align="start" style:justify-single-word="false" fo:background-color="transparent"/>
      <style:text-properties style:font-name="Liberation Serif" fo:font-style="italic" officeooo:rsid="008a9101" officeooo:paragraph-rsid="0098e2d1" style:font-style-asian="italic" style:font-style-complex="italic"/>
    </style:style>
    <style:style style:name="P76" style:family="paragraph" style:parent-style-name="Standard" style:list-style-name="L16">
      <loext:graphic-properties draw:fill="none"/>
      <style:paragraph-properties fo:text-align="start" style:justify-single-word="false" fo:background-color="transparent"/>
      <style:text-properties style:font-name="Liberation Serif" fo:font-size="12pt" fo:font-style="italic" officeooo:rsid="009080bb" officeooo:paragraph-rsid="00927f1f" style:font-size-asian="10.5pt" style:font-style-asian="italic" style:font-size-complex="12pt" style:font-style-complex="italic"/>
    </style:style>
    <style:style style:name="P77"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318ea" style:font-size-asian="10.5pt" style:font-size-complex="12pt"/>
    </style:style>
    <style:style style:name="P78"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71962" style:font-size-asian="10.5pt" style:font-size-complex="12pt"/>
    </style:style>
    <style:style style:name="P79"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0a44206" style:font-size-asian="10.5pt" style:font-size-complex="12pt"/>
    </style:style>
    <style:style style:name="P80" style:family="paragraph" style:parent-style-name="Standard" style:list-style-name="L16">
      <loext:graphic-properties draw:fill="none"/>
      <style:paragraph-properties fo:text-align="start" style:justify-single-word="false" fo:background-color="transparent"/>
      <style:text-properties style:font-name="Liberation Serif" fo:font-size="12pt" officeooo:rsid="008a9101" officeooo:paragraph-rsid="01045db5" style:font-size-asian="10.5pt" style:font-size-complex="12pt"/>
    </style:style>
    <style:style style:name="P81"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98e2d1" style:font-size-asian="10.5pt" style:font-weight-asian="bold" style:font-size-complex="12pt" style:font-weight-complex="bold"/>
    </style:style>
    <style:style style:name="P82" style:family="paragraph" style:parent-style-name="Standard" style:list-style-name="L2"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3fd18" style:font-size-asian="10.5pt" style:font-weight-asian="bold" style:font-size-complex="12pt" style:font-weight-complex="bold"/>
    </style:style>
    <style:style style:name="P83" style:family="paragraph" style:parent-style-name="Standard" style:list-style-name="L11" style:master-page-name="">
      <loext:graphic-properties draw:fill="none"/>
      <style:paragraph-properties fo:text-align="start" style:justify-single-word="false" style:page-number="auto" fo:background-color="transparent"/>
      <style:text-properties style:font-name="FreeSans" fo:font-size="12pt" fo:font-weight="bold" officeooo:rsid="0098e2d1" officeooo:paragraph-rsid="00cc4e56" style:font-size-asian="10.5pt" style:font-weight-asian="bold" style:font-size-complex="12pt" style:font-weight-complex="bold"/>
    </style:style>
    <style:style style:name="P84" style:family="paragraph" style:parent-style-name="Standard" style:list-style-name="L4" style:master-page-name="">
      <loext:graphic-properties draw:fill="none"/>
      <style:paragraph-properties fo:text-align="start" style:justify-single-word="false" style:page-number="auto" fo:background-color="transparent"/>
      <style:text-properties style:font-name="FreeSans" fo:font-size="12pt" officeooo:rsid="00ee66f1" officeooo:paragraph-rsid="00ee66f1" style:font-size-asian="10.5pt" style:font-size-complex="12pt"/>
    </style:style>
    <style:style style:name="P85" style:family="paragraph" style:parent-style-name="Standard" style:list-style-name="L16" style:master-page-name="">
      <loext:graphic-properties draw:fill="none"/>
      <style:paragraph-properties fo:text-align="start" style:justify-single-word="false" style:page-number="auto" fo:background-color="transparent"/>
      <style:text-properties officeooo:rsid="008a9101" officeooo:paragraph-rsid="0126ad7a"/>
    </style:style>
    <style:style style:name="P86"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f51eac" style:font-size-asian="10.5pt" style:font-size-complex="12pt"/>
    </style:style>
    <style:style style:name="P87"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116a1a1" style:font-size-asian="10.5pt" style:font-size-complex="12pt"/>
    </style:style>
    <style:style style:name="P88"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8a9101" officeooo:paragraph-rsid="0098e2d1" style:font-size-asian="10.5pt" style:font-size-complex="12pt"/>
    </style:style>
    <style:style style:name="P89"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0.5pt" style:font-size-complex="12pt"/>
    </style:style>
    <style:style style:name="P90"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0.5pt" style:font-size-complex="12pt"/>
    </style:style>
    <style:style style:name="P91"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ae4a18" officeooo:paragraph-rsid="00f8ea17" style:font-size-asian="10.5pt" style:font-size-complex="12pt"/>
    </style:style>
    <style:style style:name="P92"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116a1a1" officeooo:paragraph-rsid="0116a1a1" style:font-size-asian="10.5pt" style:font-size-complex="12pt"/>
    </style:style>
    <style:style style:name="P93" style:family="paragraph" style:parent-style-name="Standard" style:list-style-name="L16">
      <loext:graphic-properties draw:fill="none"/>
      <style:paragraph-properties fo:margin-top="0.0398in" fo:margin-bottom="0.0398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94"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0f54411" style:font-size-asian="12pt" style:font-size-complex="12pt"/>
    </style:style>
    <style:style style:name="P95" style:family="paragraph" style:parent-style-name="Standard" style:list-style-name="L2">
      <style:paragraph-properties fo:margin-top="0.0398in" fo:margin-bottom="0.0398in" loext:contextual-spacing="false" fo:text-align="start" style:justify-single-word="false"/>
      <style:text-properties style:font-name="FreeSans" fo:font-size="12pt" officeooo:rsid="00edddfc" officeooo:paragraph-rsid="0110833f" style:font-size-asian="12pt" style:font-size-complex="12pt"/>
    </style:style>
    <style:style style:name="P96"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609e2" style:font-size-asian="12pt" style:font-weight-asian="normal" style:font-size-complex="12pt" style:font-weight-complex="normal"/>
    </style:style>
    <style:style style:name="P97"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edddfc" officeooo:paragraph-rsid="00edddfc" style:font-size-asian="12pt" style:font-weight-asian="normal" style:font-size-complex="12pt" style:font-weight-complex="normal"/>
    </style:style>
    <style:style style:name="P98"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a5d77e" officeooo:paragraph-rsid="00ae4a18" style:font-size-asian="10.5pt" style:font-weight-asian="normal" style:font-size-complex="12pt" style:font-weight-complex="normal"/>
    </style:style>
    <style:style style:name="P99"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db0250" officeooo:paragraph-rsid="00dc968a" style:font-size-asian="10.5pt" style:font-weight-asian="normal" style:font-size-complex="12pt" style:font-weight-complex="normal"/>
    </style:style>
    <style:style style:name="P100"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weight="normal" officeooo:rsid="01152e53" officeooo:paragraph-rsid="0116a1a1" style:font-size-asian="10.5pt" style:font-weight-asian="normal" style:font-size-complex="12pt" style:font-weight-complex="normal"/>
    </style:style>
    <style:style style:name="P101" style:family="paragraph" style:parent-style-name="Standard" style:list-style-name="L2">
      <style:paragraph-properties fo:margin-top="0.0398in" fo:margin-bottom="0.0398in" loext:contextual-spacing="false" fo:text-align="start" style:justify-single-word="false"/>
      <style:text-properties style:font-name="FreeSans" fo:font-size="12pt" fo:font-weight="normal" officeooo:rsid="00f609e2" officeooo:paragraph-rsid="00f8ea17" style:font-size-asian="10.5pt" style:font-weight-asian="normal" style:font-size-complex="12pt" style:font-weight-complex="normal"/>
    </style:style>
    <style:style style:name="P102" style:family="paragraph" style:parent-style-name="Standard" style:list-style-name="L2">
      <loext:graphic-properties draw:fill="none"/>
      <style:paragraph-properties fo:margin-top="0.0398in" fo:margin-bottom="0.0398in" loext:contextual-spacing="false" fo:text-align="start" style:justify-single-word="false" fo:background-color="transparent"/>
      <style:text-properties style:font-name="FreeSans" fo:font-size="12pt" fo:font-style="normal" fo:font-weight="normal" officeooo:rsid="01152e53" officeooo:paragraph-rsid="01152e53"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margin-top="0.0398in" fo:margin-bottom="0.0398in" loext:contextual-spacing="false" fo:text-align="start" style:justify-single-word="false"/>
      <style:text-properties style:font-name="FreeSans" fo:font-size="2pt" officeooo:rsid="008a9101" officeooo:paragraph-rsid="008a9101" style:font-size-asian="1.75pt" style:font-size-complex="2pt"/>
    </style:style>
    <style:style style:name="P104" style:family="paragraph" style:parent-style-name="Standard" style:list-style-name="L2">
      <style:paragraph-properties fo:margin-top="0.0398in" fo:margin-bottom="0.0398in" loext:contextual-spacing="false" fo:text-align="start" style:justify-single-word="false"/>
      <style:text-properties style:font-name="FreeSans" fo:font-size="4pt" officeooo:rsid="011e1916" officeooo:paragraph-rsid="011e1916" style:font-size-asian="3.5pt" style:font-size-complex="4pt"/>
    </style:style>
    <style:style style:name="P105"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1ca13" officeooo:paragraph-rsid="00a1ca13" style:font-size-asian="12pt" style:font-weight-asian="normal" style:font-size-complex="12pt" style:font-weight-complex="normal"/>
    </style:style>
    <style:style style:name="P106"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10be2d8" officeooo:paragraph-rsid="010a7816" style:font-size-asian="12pt" style:font-weight-asian="normal" style:font-size-complex="12pt" style:font-weight-complex="normal"/>
    </style:style>
    <style:style style:name="P107" style:family="paragraph" style:parent-style-name="Standard" style:list-style-name="L2">
      <style:paragraph-properties fo:margin-top="0.0398in" fo:margin-bottom="0.0398in" loext:contextual-spacing="false" fo:text-align="start" style:justify-single-word="false"/>
      <style:text-properties fo:color="#000000" style:font-name="FreeSans" fo:font-size="12pt" fo:font-weight="normal" officeooo:rsid="00a5d77e" officeooo:paragraph-rsid="00b09ceb" style:font-size-asian="12pt" style:font-weight-asian="normal" style:font-size-complex="12pt" style:font-weight-complex="normal"/>
    </style:style>
    <style:style style:name="P108"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0a1ca13" officeooo:paragraph-rsid="00a1ca13" style:font-size-asian="3.5pt" style:font-weight-asian="normal" style:font-size-complex="4pt" style:font-weight-complex="normal"/>
    </style:style>
    <style:style style:name="P109" style:family="paragraph" style:parent-style-name="Standard" style:list-style-name="L2">
      <style:paragraph-properties fo:margin-top="0.0398in" fo:margin-bottom="0.0398in" loext:contextual-spacing="false" fo:text-align="start" style:justify-single-word="false"/>
      <style:text-properties fo:color="#000000" style:font-name="FreeSans" fo:font-size="4pt" fo:font-weight="normal" officeooo:rsid="0108de7f" officeooo:paragraph-rsid="00f609e2" style:font-size-asian="3.5pt" style:font-weight-asian="normal" style:font-size-complex="4pt" style:font-weight-complex="normal"/>
    </style:style>
    <style:style style:name="P110" style:family="paragraph" style:parent-style-name="Standard" style:list-style-name="L10">
      <style:paragraph-properties fo:margin-top="0.0398in" fo:margin-bottom="0.0398in" loext:contextual-spacing="false" fo:text-align="start" style:justify-single-word="false"/>
      <style:text-properties fo:color="#000000" style:font-name="FreeSans" fo:font-size="13pt" fo:font-weight="normal" officeooo:rsid="009e54ac" officeooo:paragraph-rsid="009e54ac" style:font-size-asian="13pt" style:font-weight-asian="normal" style:font-size-complex="13pt" style:font-weight-complex="normal"/>
    </style:style>
    <style:style style:name="P111" style:family="paragraph" style:parent-style-name="Standard" style:list-style-name="L2">
      <style:paragraph-properties fo:margin-top="0.0398in" fo:margin-bottom="0.0398in" loext:contextual-spacing="false" fo:text-align="start" style:justify-single-word="false"/>
      <style:text-properties fo:color="#000000" style:font-name="FreeSans" fo:font-size="13pt" fo:font-weight="normal" officeooo:rsid="00f609e2" officeooo:paragraph-rsid="00f70c3b" style:font-size-asian="13pt" style:font-weight-asian="normal" style:font-size-complex="13pt" style:font-weight-complex="normal"/>
    </style:style>
    <style:style style:name="P112" style:family="paragraph" style:parent-style-name="Standard">
      <style:paragraph-properties fo:margin-top="0.0398in" fo:margin-bottom="0.0398in" loext:contextual-spacing="false" fo:text-align="start" style:justify-single-word="false"/>
      <style:text-properties fo:color="#000000" style:text-position="0% 100%" style:font-name="FreeSans" fo:font-size="12pt" fo:font-style="normal" fo:font-weight="normal" officeooo:rsid="01152e53" officeooo:paragraph-rsid="0116a1a1"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margin-top="0.0398in" fo:margin-bottom="0.0398in" loext:contextual-spacing="false" fo:text-align="start" style:justify-single-word="false"/>
      <style:text-properties fo:color="#000000" style:text-position="0% 100%" style:font-name="FreeSans" fo:font-size="12pt" fo:font-style="normal" fo:font-weight="normal" officeooo:rsid="012a1087" officeooo:paragraph-rsid="012a1087"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margin-top="0.0398in" fo:margin-bottom="0.0398in" loext:contextual-spacing="false" fo:text-align="start" style:justify-single-word="false"/>
      <style:text-properties fo:color="#000000" style:text-position="0% 100%" style:font-name="FreeSans" fo:font-size="4pt" fo:font-style="normal" fo:font-weight="normal" officeooo:rsid="012a1087" officeooo:paragraph-rsid="012a1087" style:font-size-asian="3.5pt" style:font-style-asian="normal" style:font-weight-asian="normal" style:font-size-complex="4pt" style:font-style-complex="normal" style:font-weight-complex="normal"/>
    </style:style>
    <style:style style:name="P115" style:family="paragraph" style:parent-style-name="Standard" style:list-style-name="L10">
      <style:paragraph-properties fo:margin-top="0in" fo:margin-bottom="0in" loext:contextual-spacing="false" fo:text-align="start" style:justify-single-word="false"/>
      <style:text-properties fo:color="#000000" style:font-name="FreeSans" fo:font-size="12pt" fo:font-weight="normal" officeooo:rsid="009e54ac" officeooo:paragraph-rsid="009e54ac" style:font-size-asian="12pt" style:font-weight-asian="normal" style:font-size-complex="12pt" style:font-weight-complex="normal"/>
    </style:style>
    <style:style style:name="P116" style:family="paragraph" style:parent-style-name="Standard" style:list-style-name="L11">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5f7d08" officeooo:paragraph-rsid="00cc4e56" style:font-size-asian="12pt" style:font-weight-asian="normal" style:font-size-complex="12pt" style:font-weight-complex="normal"/>
    </style:style>
    <style:style style:name="P11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FreeSans" fo:font-size="12pt" fo:font-weight="normal" officeooo:rsid="0098e2d1" officeooo:paragraph-rsid="00d25f25" style:font-size-asian="12pt" style:font-weight-asian="normal" style:font-size-complex="12pt" style:font-weight-complex="normal"/>
    </style:style>
    <style:style style:name="P118" style:family="paragraph" style:parent-style-name="Standard" style:list-style-name="L13">
      <style:paragraph-properties fo:margin-top="0in" fo:margin-bottom="0in" loext:contextual-spacing="false" fo:text-align="start" style:justify-single-word="false"/>
      <style:text-properties fo:color="#000000" style:font-name="FreeSans" fo:font-size="12pt" fo:font-weight="normal" officeooo:rsid="0108666a" officeooo:paragraph-rsid="0108666a" style:font-size-asian="12pt" style:font-weight-asian="normal" style:font-size-complex="12pt" style:font-weight-complex="normal"/>
    </style:style>
    <style:style style:name="P119"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405f3" style:font-size-asian="10.5pt" style:font-style-asian="italic" style:font-weight-asian="normal" style:font-size-complex="12pt" style:font-style-complex="italic" style:font-weight-complex="normal"/>
    </style:style>
    <style:style style:name="P120" style:family="paragraph" style:parent-style-name="Standard" style:list-style-name="L2">
      <style:paragraph-properties fo:margin-top="0in" fo:margin-bottom="0in" loext:contextual-spacing="false" fo:text-align="start" style:justify-single-word="false"/>
      <style:text-properties fo:color="#000000" style:font-name="FreeSans" fo:font-size="12pt" fo:font-style="italic" fo:font-weight="normal" officeooo:rsid="00a5d77e" officeooo:paragraph-rsid="00b291f8" style:font-size-asian="10.5pt" style:font-style-asian="italic" style:font-weight-asian="normal" style:font-size-complex="12pt" style:font-style-complex="italic" style:font-weight-complex="normal"/>
    </style:style>
    <style:style style:name="P121" style:family="paragraph" style:parent-style-name="Standard" style:list-style-name="L2">
      <style:paragraph-properties fo:margin-top="0in" fo:margin-bottom="0in" loext:contextual-spacing="false" fo:text-align="start" style:justify-single-word="false"/>
      <style:text-properties fo:color="#000000" style:font-name="FreeSans" fo:font-size="13pt" fo:font-weight="normal" officeooo:rsid="00a0b1c1" officeooo:paragraph-rsid="00a0b1c1" style:font-size-asian="13pt" style:font-weight-asian="normal" style:font-size-complex="13pt" style:font-weight-complex="normal"/>
    </style:style>
    <style:style style:name="P122" style:family="paragraph" style:parent-style-name="Standard" style:list-style-name="L13">
      <style:paragraph-properties fo:margin-top="0in" fo:margin-bottom="0in" loext:contextual-spacing="false" fo:text-align="start" style:justify-single-word="false"/>
      <style:text-properties fo:color="#000000" style:font-name="FreeSans" fo:font-size="4pt" fo:font-weight="normal" officeooo:rsid="0108666a" officeooo:paragraph-rsid="0108666a" style:font-size-asian="3.5pt" style:font-weight-asian="normal" style:font-size-complex="4pt" style:font-weight-complex="normal"/>
    </style:style>
    <style:style style:name="P123" style:family="paragraph" style:parent-style-name="Standard" style:list-style-name="L12">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f54411" style:font-size-asian="13pt" style:font-style-asian="italic" style:font-weight-asian="bold" style:font-size-complex="13pt" style:font-style-complex="italic" style:font-weight-complex="bold"/>
    </style:style>
    <style:style style:name="P124" style:family="paragraph" style:parent-style-name="Standard" style:list-style-name="L14">
      <style:paragraph-properties fo:margin-top="0in" fo:margin-bottom="0in" loext:contextual-spacing="false" fo:text-align="start" style:justify-single-word="false"/>
      <style:text-properties fo:color="#000000" style:font-name="Liberation Serif" fo:font-size="13pt" fo:font-style="italic" fo:font-weight="bold" officeooo:rsid="00ec3c22" officeooo:paragraph-rsid="00edddfc" style:font-size-asian="13pt" style:font-style-asian="italic" style:font-weight-asian="bold" style:font-size-complex="13pt" style:font-style-complex="italic" style:font-weight-complex="bold"/>
    </style:style>
    <style:style style:name="P125"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405f3" officeooo:paragraph-rsid="00b405f3" style:font-size-asian="13pt" style:font-style-asian="italic" style:font-weight-asian="normal" style:font-size-complex="13pt" style:font-style-complex="italic" style:font-weight-complex="normal"/>
    </style:style>
    <style:style style:name="P126" style:family="paragraph" style:parent-style-name="Standard" style:list-style-name="L2">
      <style:paragraph-properties fo:margin-top="0in" fo:margin-bottom="0in" loext:contextual-spacing="false" fo:text-align="start" style:justify-single-word="false"/>
      <style:text-properties fo:color="#000000" style:font-name="Liberation Serif" fo:font-size="13pt" fo:font-style="italic" fo:font-weight="normal" officeooo:rsid="00b291f8" officeooo:paragraph-rsid="00b291f8" style:font-size-asian="13pt" style:font-style-asian="italic" style:font-weight-asian="normal" style:font-size-complex="13pt" style:font-style-complex="italic" style:font-weight-complex="normal"/>
    </style:style>
    <style:style style:name="P12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fo:color="#000000" style:font-name="Liberation Serif" fo:font-size="12pt" fo:font-style="italic" fo:font-weight="normal" officeooo:rsid="0116a1a1" officeooo:paragraph-rsid="0116a1a1" style:font-size-asian="12pt" style:font-style-asian="italic" style:font-weight-asian="normal" style:font-size-complex="12pt" style:font-style-complex="italic" style:font-weight-complex="normal"/>
    </style:style>
    <style:style style:name="P128"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fo:color="#000000" style:text-position="super 58%" style:font-name="FreeSans" fo:font-size="4pt" fo:font-style="italic" fo:font-weight="bold" officeooo:rsid="00ac3fb4" officeooo:paragraph-rsid="00db0250" style:font-size-asian="3.5pt" style:font-style-asian="italic" style:font-weight-asian="bold" style:font-size-complex="4pt" style:font-style-complex="italic" style:font-weight-complex="bold"/>
    </style:style>
    <style:style style:name="P129" style:family="paragraph" style:parent-style-name="Standard" style:list-style-name="L12">
      <style:paragraph-properties fo:margin-top="0in" fo:margin-bottom="0in" loext:contextual-spacing="false" fo:text-align="start" style:justify-single-word="false"/>
      <style:text-properties style:font-name="Liberation Serif" fo:font-size="12pt" fo:font-style="italic" fo:font-weight="normal" officeooo:rsid="00b405f3" officeooo:paragraph-rsid="00f54411" style:font-size-asian="12pt" style:font-style-asian="italic" style:font-weight-asian="normal" style:font-size-complex="12pt" style:font-style-complex="italic" style:font-weight-complex="normal"/>
    </style:style>
    <style:style style:name="P130"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Liberation Serif" fo:font-size="12pt" fo:font-style="italic" fo:font-weight="normal" officeooo:rsid="00a982e7" officeooo:paragraph-rsid="00db0250" style:font-size-asian="10.5pt" style:font-style-asian="italic" style:font-weight-asian="normal" style:font-size-complex="12pt" style:font-style-complex="italic" style:font-weight-complex="normal"/>
    </style:style>
    <style:style style:name="P131" style:family="paragraph" style:parent-style-name="Standard" style:list-style-name="L14">
      <style:paragraph-properties fo:margin-top="0in" fo:margin-bottom="0in" loext:contextual-spacing="false" fo:text-align="start" style:justify-single-word="false"/>
      <style:text-properties style:font-name="Liberation Serif" fo:font-size="13pt" fo:font-style="italic" fo:font-weight="normal" officeooo:rsid="00b405f3" officeooo:paragraph-rsid="00edddfc" style:font-size-asian="13pt" style:font-style-asian="italic" style:font-weight-asian="normal" style:font-size-complex="13pt" style:font-style-complex="italic" style:font-weight-complex="normal"/>
    </style:style>
    <style:style style:name="P132" style:family="paragraph" style:parent-style-name="Standard" style:list-style-name="L12">
      <style:paragraph-properties fo:margin-top="0in" fo:margin-bottom="0in" loext:contextual-spacing="false" fo:text-align="start" style:justify-single-word="false"/>
      <style:text-properties style:font-name="FreeSans" fo:font-size="12pt" fo:font-style="italic" fo:font-weight="normal" officeooo:rsid="00a5d77e" officeooo:paragraph-rsid="00f54411" style:font-size-asian="12pt" style:font-style-asian="italic" style:font-weight-asian="normal" style:font-size-complex="12pt" style:font-style-complex="italic" style:font-weight-complex="normal"/>
    </style:style>
    <style:style style:name="P133"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0.5pt" style:font-weight-asian="normal" style:font-size-complex="12pt" style:font-weight-complex="normal"/>
    </style:style>
    <style:style style:name="P134" style:family="paragraph" style:parent-style-name="Standard" style:list-style-name="L15">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db0250" style:font-size-asian="12pt" style:font-weight-asian="normal" style:font-size-complex="12pt" style:font-weight-complex="normal"/>
    </style:style>
    <style:style style:name="P135"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0e2188f" style:font-size-asian="12pt" style:font-weight-asian="normal" style:font-size-complex="12pt" style:font-weight-complex="normal"/>
    </style:style>
    <style:style style:name="P136"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09080bb" officeooo:paragraph-rsid="0116a1a1" style:font-size-asian="12pt" style:font-weight-asian="normal" style:font-size-complex="12pt" style:font-weight-complex="normal"/>
    </style:style>
    <style:style style:name="P137"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normal" officeooo:rsid="01152e53" officeooo:paragraph-rsid="0116a1a1" style:font-size-asian="12pt" style:font-weight-asian="normal" style:font-size-complex="12pt" style:font-weight-complex="normal"/>
    </style:style>
    <style:style style:name="P138"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weight="bold" officeooo:rsid="009080bb" officeooo:paragraph-rsid="010e5369" style:font-size-asian="12pt" style:font-weight-asian="bold" style:font-size-complex="12pt" style:font-weight-complex="bold"/>
    </style:style>
    <style:style style:name="P139"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style:text-underline-style="solid" style:text-underline-width="auto" style:text-underline-color="font-color" fo:font-weight="normal" officeooo:rsid="009080bb" officeooo:paragraph-rsid="0116a1a1" style:font-size-asian="12pt" style:font-weight-asian="normal" style:font-size-complex="12pt" style:font-weight-complex="normal"/>
    </style:style>
    <style:style style:name="P140" style:family="paragraph" style:parent-style-name="Standard" style:list-style-name="L2">
      <loext:graphic-properties draw:fill="none"/>
      <style:paragraph-properties fo:margin-top="0in" fo:margin-bottom="0in" loext:contextual-spacing="false" fo:text-align="start" style:justify-single-word="false" fo:background-color="transparent"/>
      <style:text-properties style:font-name="FreeSans" fo:font-size="12pt" fo:font-style="normal" fo:font-weight="normal" officeooo:rsid="01152e53" officeooo:paragraph-rsid="0116a1a1" style:font-size-asian="12pt" style:font-style-asian="normal" style:font-weight-asian="normal" style:font-size-complex="12pt" style:font-style-complex="normal" style:font-weight-complex="normal"/>
    </style:style>
    <style:style style:name="P141" style:family="paragraph" style:parent-style-name="Standard" style:list-style-name="L16">
      <loext:graphic-properties draw:fill="none"/>
      <style:paragraph-properties fo:margin-top="0in" fo:margin-bottom="0in" loext:contextual-spacing="false" fo:text-align="start" style:justify-single-word="false" fo:background-color="transparent"/>
      <style:text-properties style:font-name="FreeSans" fo:font-size="12pt" officeooo:rsid="009080bb" officeooo:paragraph-rsid="00927f1f" style:font-size-asian="10.5pt" style:font-size-complex="12pt"/>
    </style:style>
    <style:style style:name="P142" style:family="paragraph" style:parent-style-name="Standard" style:list-style-name="L14">
      <style:paragraph-properties fo:margin-top="0in" fo:margin-bottom="0in" loext:contextual-spacing="false" fo:text-align="start" style:justify-single-word="false"/>
      <style:text-properties style:font-name="FreeSans" fo:font-size="13pt" fo:font-style="italic" fo:font-weight="normal" officeooo:rsid="00a5d77e" officeooo:paragraph-rsid="00edddfc" style:font-size-asian="13pt" style:font-style-asian="italic" style:font-weight-asian="normal" style:font-size-complex="13pt" style:font-style-complex="italic" style:font-weight-complex="normal"/>
    </style:style>
    <style:style style:name="P143" style:family="paragraph" style:parent-style-name="Standard" style:list-style-name="L15">
      <style:paragraph-properties fo:margin-top="0in" fo:margin-bottom="0in" loext:contextual-spacing="false" fo:text-align="start" style:justify-single-word="false"/>
      <style:text-properties style:font-name="FreeSans" fo:font-size="13pt" fo:font-style="italic" fo:font-weight="normal" officeooo:rsid="00a5d77e" officeooo:paragraph-rsid="00db0250" style:font-size-asian="13pt" style:font-style-asian="italic" style:font-weight-asian="normal" style:font-size-complex="13pt" style:font-style-complex="italic" style:font-weight-complex="normal"/>
    </style:style>
    <style:style style:name="P144" style:family="paragraph" style:parent-style-name="Standard" style:list-style-name="L2">
      <loext:graphic-properties draw:fill="none"/>
      <style:paragraph-properties fo:margin-left="0.5in" fo:margin-right="0in" fo:margin-top="0.0398in" fo:margin-bottom="0.0398in" loext:contextual-spacing="false" fo:text-align="start" style:justify-single-word="false" fo:text-indent="0.25in" style:auto-text-indent="false" fo:background-color="transparent"/>
      <style:text-properties fo:color="#000000" style:font-name="FreeSans" fo:font-size="13pt" fo:font-weight="normal" officeooo:rsid="010be2d8" officeooo:paragraph-rsid="0110833f" style:font-size-asian="13pt" style:font-weight-asian="normal" style:font-size-complex="13pt" style:font-weight-complex="normal"/>
    </style:style>
    <style:style style:name="P145" style:family="paragraph">
      <style:paragraph-properties fo:text-align="center"/>
    </style:style>
    <style:style style:name="P146" style:family="paragraph">
      <loext:graphic-properties draw:fill-color="#eeeeee"/>
      <style:paragraph-properties fo:text-align="center"/>
    </style:style>
    <style:style style:name="P147" style:family="paragraph">
      <loext:graphic-properties draw:fill-color="#ffffff"/>
      <style:paragraph-properties fo:text-align="start"/>
    </style:style>
    <style:style style:name="P148" style:family="paragraph">
      <loext:graphic-properties draw:fill-color="#cccccc"/>
      <style:paragraph-properties fo:text-align="center"/>
      <style:text-properties fo:font-size="12pt"/>
    </style:style>
    <style:style style:name="P149" style:family="paragraph">
      <loext:graphic-properties draw:fill-color="#e6eff5"/>
      <style:paragraph-properties fo:text-align="center"/>
    </style:style>
    <style:style style:name="P150" style:family="paragraph">
      <loext:graphic-properties draw:fill-color="#e6f0f5"/>
      <style:paragraph-properties fo:text-align="center"/>
      <style:text-properties fo:font-size="12pt"/>
    </style:style>
    <style:style style:name="P151" style:family="paragraph">
      <style:paragraph-properties fo:text-align="start"/>
    </style:style>
    <style:style style:name="P152" style:family="paragraph">
      <loext:graphic-properties draw:fill-color="#ffffff"/>
      <style:paragraph-properties fo:text-align="start"/>
      <style:text-properties fo:font-size="12pt"/>
    </style:style>
    <style:style style:name="P153" style:family="paragraph">
      <loext:graphic-properties draw:fill-color="#cccccc"/>
      <style:paragraph-properties fo:text-align="center"/>
    </style:style>
    <style:style style:name="P154" style:family="paragraph">
      <loext:graphic-properties draw:fill="none" draw:fill-color="#ffffff"/>
      <style:paragraph-properties fo:text-align="center"/>
      <style:text-properties fo:color="#6699cc" fo:font-size="14pt" style:font-size-asian="14pt" style:font-size-complex="14pt"/>
    </style:style>
    <style:style style:name="P155" style:family="paragraph">
      <loext:graphic-properties draw:fill="none" draw:fill-color="#ffffff"/>
      <style:paragraph-properties fo:text-align="start"/>
      <style:text-properties fo:color="#cccccc" fo:font-size="14pt" style:font-size-asian="14pt" style:font-size-complex="14pt"/>
    </style:style>
    <style:style style:name="P156" style:family="paragraph">
      <loext:graphic-properties draw:fill-color="#009933" draw:opacity="20%"/>
      <style:paragraph-properties fo:text-align="center"/>
      <style:text-properties fo:font-size="12pt"/>
    </style:style>
    <style:style style:name="P157" style:family="paragraph">
      <loext:graphic-properties draw:fill-color="#eeeeee"/>
      <style:paragraph-properties fo:text-align="center"/>
      <style:text-properties fo:font-size="12pt"/>
    </style:style>
    <style:style style:name="P158" style:family="paragraph">
      <loext:graphic-properties draw:fill-color="#e6eff5" draw:opacity="50%"/>
      <style:paragraph-properties fo:text-align="center"/>
    </style:style>
    <style:style style:name="P159" style:family="paragraph">
      <loext:graphic-properties draw:fill-color="#e6f0f5" draw:opacity="50%"/>
      <style:paragraph-properties fo:text-align="center"/>
      <style:text-properties fo:font-size="12pt"/>
    </style:style>
    <style:style style:name="P160" style:family="paragraph">
      <loext:graphic-properties draw:fill="none"/>
      <style:text-properties style:font-name="FreeMono" fo:font-size="18pt" fo:font-style="italic" style:font-size-asian="18pt" style:font-style-asian="italic" style:font-size-complex="18pt" style:font-style-complex="italic"/>
    </style:style>
    <style:style style:name="P161" style:family="paragraph">
      <loext:graphic-properties draw:fill="none"/>
      <style:paragraph-properties fo:text-align="center"/>
      <style:text-properties style:font-name="FreeMono" fo:font-size="18pt" fo:font-style="italic" style:font-size-asian="18pt" style:font-style-asian="italic" style:font-size-complex="18pt" style:font-style-complex="italic"/>
    </style:style>
    <style:style style:name="P162" style:family="paragraph">
      <loext:graphic-properties draw:fill="none"/>
      <style:paragraph-properties fo:text-align="center"/>
      <style:text-properties fo:color="#009933" style:font-name="Liberation Serif" fo:font-size="12pt" fo:font-style="italic" style:font-size-asian="12pt" style:font-style-asian="italic" style:font-size-complex="12pt" style:font-style-complex="italic"/>
    </style:style>
    <style:style style:name="P163"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style:style>
    <style:style style:name="P164"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ize="12pt" fo:font-style="italic" style:font-style-asian="italic" style:font-style-complex="italic" fo:hyphenate="false"/>
    </style:style>
    <style:style style:name="P165" style:family="paragraph">
      <loext:graphic-properties draw:fill="none"/>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font-style="italic" style:font-style-asian="italic" style:font-style-complex="italic" fo:hyphenate="false"/>
    </style:style>
    <style:style style:name="P166" style:family="paragraph">
      <loext:graphic-properties draw:fill="none" draw:fill-color="#ffffff"/>
      <style:paragraph-properties fo:text-align="start"/>
      <style:text-properties fo:color="#cfe7f5" fo:font-size="13pt" style:font-size-asian="13pt" style:font-size-complex="13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fo:color="#009933" fo:font-size="12pt" style:font-size-asian="10.5pt" style:font-size-complex="12pt"/>
    </style:style>
    <style:style style:name="T5" style:family="text">
      <style:text-properties fo:color="#009933" fo:font-size="13pt" fo:font-weight="bold" style:font-size-asian="13pt" style:font-weight-asian="bold" style:font-size-complex="13pt" style:font-weight-complex="bold"/>
    </style:style>
    <style:style style:name="T6" style:family="text">
      <style:text-properties fo:color="#009933" fo:font-size="13pt" fo:font-weight="bold" officeooo:rsid="00f54411" style:font-size-asian="13pt" style:font-weight-asian="bold" style:font-size-complex="13pt" style:font-weight-complex="bold"/>
    </style:style>
    <style:style style:name="T7" style:family="text">
      <style:text-properties fo:color="#009933" fo:font-size="13pt" fo:font-weight="bold" officeooo:rsid="00f70c3b" style:font-size-asian="13pt" style:font-weight-asian="bold" style:font-size-complex="13pt" style:font-weight-complex="bold"/>
    </style:style>
    <style:style style:name="T8" style:family="text">
      <style:text-properties fo:color="#009933" fo:font-size="13pt" fo:font-weight="bold" officeooo:rsid="0110833f" style:font-size-asian="13pt" style:font-weight-asian="bold" style:font-size-complex="13pt" style:font-weight-complex="bold"/>
    </style:style>
    <style:style style:name="T9" style:family="text">
      <style:text-properties fo:color="#009933" fo:font-size="13pt" fo:font-weight="bold" officeooo:rsid="0127fe20" style:font-size-asian="13pt" style:font-weight-asian="bold" style:font-size-complex="13pt" style:font-weight-complex="bold"/>
    </style:style>
    <style:style style:name="T10" style:family="text">
      <style:text-properties fo:color="#009933" fo:font-size="13pt" fo:font-weight="bold" officeooo:rsid="012810a7" style:font-size-asian="13pt" style:font-weight-asian="bold" style:font-size-complex="13pt" style:font-weight-complex="bold"/>
    </style:style>
    <style:style style:name="T11" style:family="text">
      <style:text-properties officeooo:rsid="0067d9a2"/>
    </style:style>
    <style:style style:name="T12" style:family="text">
      <style:text-properties fo:font-size="12pt" style:font-size-asian="10.5pt" style:font-size-complex="12pt"/>
    </style:style>
    <style:style style:name="T13" style:family="text">
      <style:text-properties fo:font-size="12pt" officeooo:rsid="008df415" style:font-size-asian="10.5pt" style:font-size-complex="12pt"/>
    </style:style>
    <style:style style:name="T14" style:family="text">
      <style:text-properties fo:color="#ff6666" style:font-name="Liberation Serif" fo:font-style="italic" officeooo:rsid="00b82a73" style:font-style-asian="italic" style:font-style-complex="italic"/>
    </style:style>
    <style:style style:name="T15" style:family="text">
      <style:text-properties fo:color="#ff6666" style:font-name="Liberation Serif" fo:font-style="italic" officeooo:rsid="00d0888d" style:font-style-asian="italic" style:font-style-complex="italic"/>
    </style:style>
    <style:style style:name="T16" style:family="text">
      <style:text-properties fo:color="#ff6666" fo:font-size="13pt" fo:font-weight="bold" style:font-size-asian="13pt" style:font-weight-asian="bold" style:font-size-complex="13pt" style:font-weight-complex="bold"/>
    </style:style>
    <style:style style:name="T17" style:family="text">
      <style:text-properties fo:color="#ff6666" fo:font-size="13pt" fo:font-weight="bold" officeooo:rsid="009e54ac" style:font-size-asian="13pt" style:font-weight-asian="bold" style:font-size-complex="13pt" style:font-weight-complex="bold"/>
    </style:style>
    <style:style style:name="T18" style:family="text">
      <style:text-properties fo:color="#ff6666" fo:font-size="13pt" fo:font-weight="bold" officeooo:rsid="00b09ceb" style:font-size-asian="13pt" style:font-weight-asian="bold" style:font-size-complex="13pt" style:font-weight-complex="bold"/>
    </style:style>
    <style:style style:name="T19" style:family="text">
      <style:text-properties fo:font-weight="bold" style:font-weight-asian="bold" style:font-weight-complex="bold"/>
    </style:style>
    <style:style style:name="T20" style:family="text">
      <style:text-properties fo:font-weight="bold" officeooo:rsid="0098e2d1" style:font-weight-asian="bold" style:font-weight-complex="bold"/>
    </style:style>
    <style:style style:name="T21" style:family="text">
      <style:text-properties fo:font-weight="bold" officeooo:rsid="00edddfc" style:font-weight-asian="bold" style:font-weight-complex="bold"/>
    </style:style>
    <style:style style:name="T22" style:family="text">
      <style:text-properties fo:font-weight="bold" officeooo:rsid="00ee66f1" style:font-weight-asian="bold" style:font-weight-complex="bold"/>
    </style:style>
    <style:style style:name="T23" style:family="text">
      <style:text-properties fo:font-weight="bold" officeooo:rsid="00f51eac" style:font-weight-asian="bold" style:font-weight-complex="bold"/>
    </style:style>
    <style:style style:name="T24" style:family="text">
      <style:text-properties fo:color="#000000"/>
    </style:style>
    <style:style style:name="T25" style:family="text">
      <style:text-properties fo:color="#000000" fo:font-size="12pt" style:font-size-asian="10.5pt" style:font-size-complex="12pt"/>
    </style:style>
    <style:style style:name="T26" style:family="text">
      <style:text-properties fo:color="#000000" fo:font-size="13pt" fo:font-weight="bold" style:font-size-asian="13pt" style:font-weight-asian="bold" style:font-size-complex="13pt" style:font-weight-complex="bold"/>
    </style:style>
    <style:style style:name="T27" style:family="text">
      <style:text-properties fo:color="#000000" fo:font-size="13pt" fo:font-weight="bold" officeooo:rsid="0098e2d1" style:font-size-asian="13pt" style:font-weight-asian="bold" style:font-size-complex="13pt" style:font-weight-complex="bold"/>
    </style:style>
    <style:style style:name="T28" style:family="text">
      <style:text-properties fo:color="#000000" fo:font-size="13pt" fo:font-weight="bold" officeooo:rsid="00ae4a18" style:font-size-asian="13pt" style:font-weight-asian="bold" style:font-size-complex="13pt" style:font-weight-complex="bold"/>
    </style:style>
    <style:style style:name="T29" style:family="text">
      <style:text-properties fo:color="#000000" fo:font-size="13pt" fo:font-weight="bold" officeooo:rsid="00b09ceb" style:font-size-asian="13pt" style:font-weight-asian="bold" style:font-size-complex="13pt" style:font-weight-complex="bold"/>
    </style:style>
    <style:style style:name="T30" style:family="text">
      <style:text-properties fo:color="#000000" fo:font-size="13pt" fo:font-weight="bold" officeooo:rsid="00edddfc" style:font-size-asian="13pt" style:font-weight-asian="bold" style:font-size-complex="13pt" style:font-weight-complex="bold"/>
    </style:style>
    <style:style style:name="T31" style:family="text">
      <style:text-properties fo:color="#000000" fo:font-size="13pt" fo:font-weight="bold" officeooo:rsid="00ee66f1" style:font-size-asian="13pt" style:font-weight-asian="bold" style:font-size-complex="13pt" style:font-weight-complex="bold"/>
    </style:style>
    <style:style style:name="T32" style:family="text">
      <style:text-properties fo:color="#000000" fo:font-size="13pt" fo:font-weight="bold" officeooo:rsid="006fb7d4" style:font-size-asian="13pt" style:font-weight-asian="bold" style:font-size-complex="13pt" style:font-weight-complex="bold"/>
    </style:style>
    <style:style style:name="T33" style:family="text">
      <style:text-properties fo:color="#000000" fo:font-size="13pt" fo:font-weight="bold" officeooo:rsid="00f51eac" style:font-size-asian="13pt" style:font-weight-asian="bold" style:font-size-complex="13pt" style:font-weight-complex="bold"/>
    </style:style>
    <style:style style:name="T34" style:family="text">
      <style:text-properties fo:color="#000000" fo:font-size="13pt" fo:font-weight="bold" officeooo:rsid="00f54411" style:font-size-asian="13pt" style:font-weight-asian="bold" style:font-size-complex="13pt" style:font-weight-complex="bold"/>
    </style:style>
    <style:style style:name="T35" style:family="text">
      <style:text-properties fo:color="#000000" fo:font-size="13pt" style:font-size-asian="13pt" style:font-size-complex="13pt"/>
    </style:style>
    <style:style style:name="T36" style:family="text">
      <style:text-properties fo:color="#000000" fo:font-size="13pt" officeooo:rsid="00f70c3b" style:font-size-asian="13pt" style:font-size-complex="13pt"/>
    </style:style>
    <style:style style:name="T37" style:family="text">
      <style:text-properties fo:color="#000000" fo:font-size="13pt" officeooo:rsid="012810a7" style:font-size-asian="13pt" style:font-size-complex="13pt"/>
    </style:style>
    <style:style style:name="T38" style:family="text">
      <style:text-properties fo:color="#000000" style:font-name="Liberation Serif" fo:font-style="italic" fo:font-weight="bold" style:font-style-asian="italic" style:font-weight-asian="bold" style:font-style-complex="italic" style:font-weight-complex="bold"/>
    </style:style>
    <style:style style:name="T39" style:family="text">
      <style:text-properties fo:color="#000000" style:font-name="Liberation Serif" fo:font-style="italic" fo:font-weight="bold" officeooo:rsid="00a982e7" style:font-style-asian="italic" style:font-weight-asian="bold" style:font-style-complex="italic" style:font-weight-complex="bold"/>
    </style:style>
    <style:style style:name="T40" style:family="text">
      <style:text-properties fo:color="#000000" style:font-name="Liberation Serif" fo:font-style="italic" fo:font-weight="bold" officeooo:rsid="00927f1f" style:font-style-asian="italic" style:font-weight-asian="bold" style:font-style-complex="italic" style:font-weight-complex="bold"/>
    </style:style>
    <style:style style:name="T41" style:family="text">
      <style:text-properties fo:color="#000000" style:font-name="Liberation Serif" fo:font-style="italic" fo:font-weight="bold" officeooo:rsid="00a5d77e" style:font-style-asian="italic" style:font-weight-asian="bold" style:font-style-complex="italic" style:font-weight-complex="bold"/>
    </style:style>
    <style:style style:name="T42" style:family="text">
      <style:text-properties fo:color="#000000" style:font-name="Liberation Serif" fo:font-style="italic" fo:font-weight="bold" officeooo:rsid="00e03645" style:font-style-asian="italic" style:font-weight-asian="bold" style:font-style-complex="italic" style:font-weight-complex="bold"/>
    </style:style>
    <style:style style:name="T43" style:family="text">
      <style:text-properties fo:color="#000000" style:font-name="Liberation Serif" fo:font-style="italic" fo:font-weight="bold" officeooo:rsid="00e45612" style:font-style-asian="italic" style:font-weight-asian="bold" style:font-style-complex="italic" style:font-weight-complex="bold"/>
    </style:style>
    <style:style style:name="T44" style:family="text">
      <style:text-properties fo:color="#000000" style:font-name="Liberation Serif" fo:font-style="italic" style:font-style-asian="italic" style:font-style-complex="italic"/>
    </style:style>
    <style:style style:name="T45" style:family="text">
      <style:text-properties fo:color="#000000" style:font-name="Liberation Serif" fo:font-style="italic" officeooo:rsid="00a982e7" style:font-style-asian="italic" style:font-style-complex="italic"/>
    </style:style>
    <style:style style:name="T46" style:family="text">
      <style:text-properties fo:color="#000000" style:font-name="Liberation Serif" fo:font-style="italic" officeooo:rsid="00927f1f" style:font-style-asian="italic" style:font-style-complex="italic"/>
    </style:style>
    <style:style style:name="T47" style:family="text">
      <style:text-properties fo:color="#000000" style:font-name="Liberation Serif" fo:font-style="italic" officeooo:rsid="00a5d77e" style:font-style-asian="italic" style:font-style-complex="italic"/>
    </style:style>
    <style:style style:name="T48" style:family="text">
      <style:text-properties fo:color="#000000" style:font-name="Liberation Serif" fo:font-style="italic" officeooo:rsid="00de8dd9" style:font-style-asian="italic" style:font-style-complex="italic"/>
    </style:style>
    <style:style style:name="T49" style:family="text">
      <style:text-properties fo:color="#000000" style:font-name="Liberation Serif" fo:font-style="italic" officeooo:rsid="00e03645" style:font-style-asian="italic" style:font-style-complex="italic"/>
    </style:style>
    <style:style style:name="T50" style:family="text">
      <style:text-properties fo:color="#000000" style:font-name="Liberation Serif" fo:font-style="italic" officeooo:rsid="00e2188f" style:font-style-asian="italic" style:font-style-complex="italic"/>
    </style:style>
    <style:style style:name="T51" style:family="text">
      <style:text-properties fo:color="#000000" style:font-name="Liberation Serif" fo:font-style="italic" officeooo:rsid="00e6986f" style:font-style-asian="italic" style:font-style-complex="italic"/>
    </style:style>
    <style:style style:name="T52" style:family="text">
      <style:text-properties fo:color="#000000" style:font-name="Liberation Serif" fo:font-style="italic" officeooo:rsid="00e8fa45" style:font-style-asian="italic" style:font-style-complex="italic"/>
    </style:style>
    <style:style style:name="T53" style:family="text">
      <style:text-properties fo:color="#000000" style:font-name="Liberation Serif" fo:font-style="italic" officeooo:rsid="01152e53" style:font-style-asian="italic" style:font-style-complex="italic"/>
    </style:style>
    <style:style style:name="T54" style:family="text">
      <style:text-properties fo:color="#000000" style:font-name="Liberation Serif" fo:font-style="italic" officeooo:rsid="0116a1a1" style:font-style-asian="italic" style:font-style-complex="italic"/>
    </style:style>
    <style:style style:name="T55" style:family="text">
      <style:text-properties fo:color="#000000" style:font-name="Liberation Serif" fo:font-style="italic" officeooo:rsid="01170853" style:font-style-asian="italic" style:font-style-complex="italic"/>
    </style:style>
    <style:style style:name="T56" style:family="text">
      <style:text-properties fo:color="#000000" style:font-name="Liberation Serif" fo:font-style="italic" fo:font-weight="normal" officeooo:rsid="0110833f" style:font-style-asian="italic" style:font-weight-asian="normal" style:font-style-complex="italic" style:font-weight-complex="normal"/>
    </style:style>
    <style:style style:name="T57" style:family="text">
      <style:text-properties fo:color="#000000" style:font-name="Liberation Serif" officeooo:rsid="00ec3c22"/>
    </style:style>
    <style:style style:name="T58" style:family="text">
      <style:text-properties fo:color="#000000" style:font-name="Liberation Serif" officeooo:rsid="00af9848"/>
    </style:style>
    <style:style style:name="T59" style:family="text">
      <style:text-properties fo:color="#000000" style:font-name="Liberation Serif" officeooo:rsid="00f54411"/>
    </style:style>
    <style:style style:name="T60" style:family="text">
      <style:text-properties fo:color="#000000" style:font-name="Liberation Serif" fo:font-size="12pt" fo:font-style="italic" fo:font-weight="bold" style:font-size-asian="10.5pt" style:font-style-asian="italic" style:font-weight-asian="bold" style:font-size-complex="12pt" style:font-style-complex="italic" style:font-weight-complex="bold"/>
    </style:style>
    <style:style style:name="T61" style:family="text">
      <style:text-properties fo:color="#000000" fo:font-weight="normal" style:font-weight-asian="normal" style:font-weight-complex="normal"/>
    </style:style>
    <style:style style:name="T62" style:family="text">
      <style:text-properties fo:color="#000000" fo:font-weight="normal" officeooo:rsid="00f54411" style:font-weight-asian="normal" style:font-weight-complex="normal"/>
    </style:style>
    <style:style style:name="T63" style:family="text">
      <style:text-properties fo:color="#000000" fo:font-weight="normal" officeooo:rsid="0110833f" style:font-weight-asian="normal" style:font-weight-complex="normal"/>
    </style:style>
    <style:style style:name="T64" style:family="text">
      <style:text-properties fo:color="#000000" fo:font-weight="normal" officeooo:rsid="0110cd2c" style:font-weight-asian="normal" style:font-weight-complex="normal"/>
    </style:style>
    <style:style style:name="T65" style:family="text">
      <style:text-properties fo:color="#000000" style:text-position="sub 58%" style:font-name="Liberation Serif" fo:font-style="italic" officeooo:rsid="00a5d77e" style:font-style-asian="italic" style:font-style-complex="italic"/>
    </style:style>
    <style:style style:name="T66" style:family="text">
      <style:text-properties fo:color="#000000" style:text-position="sub 58%" style:font-name="Liberation Serif" fo:font-style="italic" fo:font-weight="bold" officeooo:rsid="00a5d77e" style:font-style-asian="italic" style:font-weight-asian="bold" style:font-style-complex="italic" style:font-weight-complex="bold"/>
    </style:style>
    <style:style style:name="T67" style:family="text">
      <style:text-properties fo:color="#000000" fo:font-style="italic" officeooo:rsid="0098e2d1" style:font-style-asian="italic" style:font-style-complex="italic"/>
    </style:style>
    <style:style style:name="T68" style:family="text">
      <style:text-properties fo:color="#000000" fo:font-style="italic" officeooo:rsid="00927f1f" style:font-style-asian="italic" style:font-style-complex="italic"/>
    </style:style>
    <style:style style:name="T69" style:family="text">
      <style:text-properties fo:color="#000000" fo:font-style="italic" fo:font-weight="bold" officeooo:rsid="00927f1f" style:font-style-asian="italic" style:font-weight-asian="bold" style:font-style-complex="italic" style:font-weight-complex="bold"/>
    </style:style>
    <style:style style:name="T70" style:family="text">
      <style:text-properties fo:color="#000000" fo:font-size="11pt" fo:font-style="italic" officeooo:rsid="00e03645" style:font-size-asian="11pt" style:font-style-asian="italic" style:font-size-complex="11pt" style:font-style-complex="italic"/>
    </style:style>
    <style:style style:name="T71" style:family="text">
      <style:text-properties fo:color="#000000" style:text-position="0% 100%"/>
    </style:style>
    <style:style style:name="T72" style:family="text">
      <style:text-properties fo:color="#000000" style:text-position="0% 100%" fo:font-style="italic" officeooo:rsid="00e03645" style:font-style-asian="italic" style:font-style-complex="italic"/>
    </style:style>
    <style:style style:name="T73" style:family="text">
      <style:text-properties fo:color="#000000" style:text-position="0% 100%" fo:font-style="italic" officeooo:rsid="00e6986f" style:font-style-asian="italic" style:font-style-complex="italic"/>
    </style:style>
    <style:style style:name="T74" style:family="text">
      <style:text-properties fo:color="#000000" style:text-position="0% 100%" style:font-name="Liberation Serif" fo:font-style="italic" style:font-style-asian="italic" style:font-style-complex="italic"/>
    </style:style>
    <style:style style:name="T75" style:family="text">
      <style:text-properties fo:color="#000000" style:text-position="0% 100%" style:font-name="Liberation Serif" fo:font-style="italic" officeooo:rsid="0116a1a1" style:font-style-asian="italic" style:font-style-complex="italic"/>
    </style:style>
    <style:style style:name="T76" style:family="text">
      <style:text-properties fo:color="#000000" style:text-position="0% 100%" fo:font-style="normal" style:font-style-asian="normal" style:font-style-complex="normal"/>
    </style:style>
    <style:style style:name="T77" style:family="text">
      <style:text-properties fo:color="#000000" style:text-position="0% 100%" fo:font-style="normal" officeooo:rsid="0116a1a1" style:font-style-asian="normal" style:font-style-complex="normal"/>
    </style:style>
    <style:style style:name="T78" style:family="text">
      <style:text-properties fo:color="#000000" style:text-position="0% 100%" fo:font-style="normal" fo:font-weight="normal" style:font-style-asian="normal" style:font-weight-asian="normal" style:font-style-complex="normal" style:font-weight-complex="normal"/>
    </style:style>
    <style:style style:name="T79" style:family="text">
      <style:text-properties fo:color="#000000" style:text-position="0% 100%" fo:font-style="normal" fo:font-weight="normal" officeooo:rsid="01170853" style:font-style-asian="normal" style:font-weight-asian="normal" style:font-style-complex="normal" style:font-weight-complex="normal"/>
    </style:style>
    <style:style style:name="T80" style:family="text">
      <style:text-properties fo:color="#000000" style:text-position="0% 100%" fo:font-style="normal" fo:font-weight="normal" officeooo:rsid="01202ae5" style:font-style-asian="normal" style:font-weight-asian="normal" style:font-style-complex="normal" style:font-weight-complex="normal"/>
    </style:style>
    <style:style style:name="T81" style:family="text">
      <style:text-properties fo:color="#000000" style:text-position="0% 100%" fo:font-style="normal" fo:font-weight="normal" officeooo:rsid="011e1916" style:font-style-asian="normal" style:font-weight-asian="normal" style:font-style-complex="normal" style:font-weight-complex="normal"/>
    </style:style>
    <style:style style:name="T82" style:family="text">
      <style:text-properties fo:color="#000000" style:text-position="0% 100%" fo:font-style="normal" fo:font-weight="bold" style:font-style-asian="normal" style:font-weight-asian="bold" style:font-style-complex="normal" style:font-weight-complex="bold"/>
    </style:style>
    <style:style style:name="T83" style:family="text">
      <style:text-properties fo:color="#000000" style:text-position="0% 100%" officeooo:rsid="00e6986f"/>
    </style:style>
    <style:style style:name="T84" style:family="text">
      <style:text-properties fo:color="#000000" officeooo:rsid="0108de7f"/>
    </style:style>
    <style:style style:name="T85" style:family="text">
      <style:text-properties fo:color="#000000" officeooo:rsid="006fb7d4"/>
    </style:style>
    <style:style style:name="T86" style:family="text">
      <style:text-properties officeooo:rsid="00726a8f"/>
    </style:style>
    <style:style style:name="T87" style:family="text">
      <style:text-properties style:font-name="FreeSans" fo:font-size="12pt" style:font-size-asian="10.5pt" style:font-size-complex="12pt"/>
    </style:style>
    <style:style style:name="T88" style:family="text">
      <style:text-properties style:font-name="FreeSans" fo:font-size="12pt" officeooo:rsid="008bf7e3" style:font-size-asian="10.5pt" style:font-size-complex="12pt"/>
    </style:style>
    <style:style style:name="T89" style:family="text">
      <style:text-properties style:font-name="FreeSans" fo:font-size="12pt" officeooo:rsid="0101fe3b" style:font-size-asian="10.5pt" style:font-size-complex="12pt"/>
    </style:style>
    <style:style style:name="T90" style:family="text">
      <style:text-properties style:font-name="FreeSans" fo:font-size="12pt" officeooo:rsid="0126ad7a" style:font-size-asian="10.5pt" style:font-size-complex="12pt"/>
    </style:style>
    <style:style style:name="T91" style:family="text">
      <style:text-properties style:font-name="FreeSans" fo:font-size="12pt" fo:font-weight="normal" officeooo:rsid="00cc4e56" style:font-size-asian="10.5pt" style:font-weight-asian="normal" style:font-size-complex="12pt" style:font-weight-complex="normal"/>
    </style:style>
    <style:style style:name="T92" style:family="text">
      <style:text-properties style:font-name="FreeSans" fo:font-size="12pt" fo:font-weight="normal" officeooo:rsid="00c17515" style:font-size-asian="10.5pt" style:font-weight-asian="normal" style:font-size-complex="12pt" style:font-weight-complex="normal"/>
    </style:style>
    <style:style style:name="T93" style:family="text">
      <style:text-properties style:font-name="FreeSans" fo:font-size="12pt" fo:font-weight="normal" officeooo:rsid="00ce266b" style:font-size-asian="10.5pt" style:font-weight-asian="normal" style:font-size-complex="12pt" style:font-weight-complex="normal"/>
    </style:style>
    <style:style style:name="T94" style:family="text">
      <style:text-properties style:font-name="Liberation Serif"/>
    </style:style>
    <style:style style:name="T95" style:family="text">
      <style:text-properties style:font-name="Liberation Serif" fo:font-weight="bold" style:font-weight-asian="bold" style:font-weight-complex="bold"/>
    </style:style>
    <style:style style:name="T96" style:family="text">
      <style:text-properties style:font-name="Liberation Serif" fo:font-style="italic" style:font-style-asian="italic" style:font-style-complex="italic"/>
    </style:style>
    <style:style style:name="T97" style:family="text">
      <style:text-properties style:font-name="Liberation Serif" fo:font-style="italic" officeooo:rsid="00927f1f" style:font-style-asian="italic" style:font-style-complex="italic"/>
    </style:style>
    <style:style style:name="T98" style:family="text">
      <style:text-properties style:font-name="Liberation Serif" fo:font-style="italic" officeooo:rsid="00a5d77e" style:font-style-asian="italic" style:font-style-complex="italic"/>
    </style:style>
    <style:style style:name="T99" style:family="text">
      <style:text-properties style:font-name="Liberation Serif" fo:font-style="italic" officeooo:rsid="00a982e7" style:font-style-asian="italic" style:font-style-complex="italic"/>
    </style:style>
    <style:style style:name="T100" style:family="text">
      <style:text-properties style:font-name="Liberation Serif" fo:font-style="italic" officeooo:rsid="00ab2bff" style:font-style-asian="italic" style:font-style-complex="italic"/>
    </style:style>
    <style:style style:name="T101" style:family="text">
      <style:text-properties style:font-name="Liberation Serif" fo:font-style="italic" officeooo:rsid="00de8dd9" style:font-style-asian="italic" style:font-style-complex="italic"/>
    </style:style>
    <style:style style:name="T102" style:family="text">
      <style:text-properties style:font-name="Liberation Serif" fo:font-style="italic" officeooo:rsid="00e03645" style:font-style-asian="italic" style:font-style-complex="italic"/>
    </style:style>
    <style:style style:name="T103" style:family="text">
      <style:text-properties style:font-name="Liberation Serif" fo:font-style="italic" officeooo:rsid="00e61da6" style:font-style-asian="italic" style:font-style-complex="italic"/>
    </style:style>
    <style:style style:name="T104" style:family="text">
      <style:text-properties style:font-name="Liberation Serif" fo:font-style="italic" fo:font-weight="bold" style:font-style-asian="italic" style:font-weight-asian="bold" style:font-style-complex="italic" style:font-weight-complex="bold"/>
    </style:style>
    <style:style style:name="T105" style:family="text">
      <style:text-properties style:font-name="Liberation Serif" fo:font-style="italic" fo:font-weight="bold" officeooo:rsid="00b09ceb" style:font-style-asian="italic" style:font-weight-asian="bold" style:font-style-complex="italic" style:font-weight-complex="bold"/>
    </style:style>
    <style:style style:name="T106" style:family="text">
      <style:text-properties style:font-name="Liberation Serif" officeooo:rsid="0096958a"/>
    </style:style>
    <style:style style:name="T107" style:family="text">
      <style:text-properties style:font-name="Liberation Serif" officeooo:rsid="00af9848"/>
    </style:style>
    <style:style style:name="T108" style:family="text">
      <style:text-properties style:font-name="Liberation Serif" fo:font-size="13pt" officeooo:rsid="00af9848" style:font-size-asian="13pt" style:font-size-complex="13pt"/>
    </style:style>
    <style:style style:name="T109" style:family="text">
      <style:text-properties style:font-name="Liberation Serif" fo:font-size="13pt" officeooo:rsid="00ab2bff" style:font-size-asian="13pt" style:font-size-complex="13pt"/>
    </style:style>
    <style:style style:name="T110" style:family="text">
      <style:text-properties style:font-name="Liberation Serif" fo:font-size="13pt" officeooo:rsid="00b291f8" style:font-size-asian="13pt" style:font-size-complex="13pt"/>
    </style:style>
    <style:style style:name="T111" style:family="text">
      <style:text-properties style:font-name="Liberation Serif" officeooo:rsid="00b405f3"/>
    </style:style>
    <style:style style:name="T112" style:family="text">
      <style:text-properties style:font-name="Liberation Serif" officeooo:rsid="00ec3c22"/>
    </style:style>
    <style:style style:name="T113" style:family="text">
      <style:text-properties officeooo:rsid="00912895"/>
    </style:style>
    <style:style style:name="T114" style:family="text">
      <style:text-properties officeooo:rsid="00927f1f"/>
    </style:style>
    <style:style style:name="T115" style:family="text">
      <style:text-properties officeooo:rsid="0093efcb"/>
    </style:style>
    <style:style style:name="T116" style:family="text">
      <style:text-properties fo:color="#ff00cc"/>
    </style:style>
    <style:style style:name="T117" style:family="text">
      <style:text-properties fo:color="#ff00cc" fo:font-weight="bold" style:font-weight-asian="bold" style:font-weight-complex="bold"/>
    </style:style>
    <style:style style:name="T118" style:family="text">
      <style:text-properties fo:color="#ff00cc" officeooo:rsid="00c3fd18"/>
    </style:style>
    <style:style style:name="T119" style:family="text">
      <style:text-properties fo:color="#ff00cc" officeooo:rsid="00cafa4d"/>
    </style:style>
    <style:style style:name="T120" style:family="text">
      <style:text-properties fo:color="#808080" fo:font-size="12pt" style:font-size-asian="10.5pt" style:font-size-complex="12pt"/>
    </style:style>
    <style:style style:name="T121" style:family="text">
      <style:text-properties fo:color="#808080" fo:font-style="italic" officeooo:rsid="0098e2d1" style:font-style-asian="italic" style:font-style-complex="italic"/>
    </style:style>
    <style:style style:name="T122" style:family="text">
      <style:text-properties fo:color="#808080" fo:font-style="italic" officeooo:rsid="010318ea" style:font-style-asian="italic" style:font-style-complex="italic"/>
    </style:style>
    <style:style style:name="T123" style:family="text">
      <style:text-properties officeooo:rsid="0096958a"/>
    </style:style>
    <style:style style:name="T124" style:family="text">
      <style:text-properties fo:font-style="italic" style:font-style-asian="italic" style:font-style-complex="italic"/>
    </style:style>
    <style:style style:name="T125" style:family="text">
      <style:text-properties fo:font-style="italic" officeooo:rsid="00927f1f" style:font-style-asian="italic" style:font-style-complex="italic"/>
    </style:style>
    <style:style style:name="T126" style:family="text">
      <style:text-properties fo:font-style="italic" officeooo:rsid="00b82a73" style:font-style-asian="italic" style:font-style-complex="italic"/>
    </style:style>
    <style:style style:name="T127" style:family="text">
      <style:text-properties fo:font-style="italic" officeooo:rsid="01071962" style:font-style-asian="italic" style:font-style-complex="italic"/>
    </style:style>
    <style:style style:name="T128" style:family="text">
      <style:text-properties fo:color="#666666" fo:font-weight="bold" style:font-weight-asian="bold" style:font-weight-complex="bold"/>
    </style:style>
    <style:style style:name="T129" style:family="text">
      <style:text-properties officeooo:rsid="0098e2d1"/>
    </style:style>
    <style:style style:name="T130" style:family="text">
      <style:text-properties fo:font-size="13pt" fo:font-weight="bold" style:font-size-asian="13pt" style:font-weight-asian="bold" style:font-size-complex="13pt" style:font-weight-complex="bold"/>
    </style:style>
    <style:style style:name="T131" style:family="text">
      <style:text-properties officeooo:rsid="009a3804"/>
    </style:style>
    <style:style style:name="T132" style:family="text">
      <style:text-properties officeooo:rsid="009a883f"/>
    </style:style>
    <style:style style:name="T133" style:family="text">
      <style:text-properties officeooo:rsid="009e54ac"/>
    </style:style>
    <style:style style:name="T134" style:family="text">
      <style:text-properties officeooo:rsid="00a25ad8"/>
    </style:style>
    <style:style style:name="T135" style:family="text">
      <style:text-properties officeooo:rsid="00a44206"/>
    </style:style>
    <style:style style:name="T136" style:family="text">
      <style:text-properties style:text-position="sub 58%" style:font-name="Liberation Serif" fo:font-style="italic" officeooo:rsid="00a5d77e" style:font-style-asian="italic" style:font-style-complex="italic"/>
    </style:style>
    <style:style style:name="T137" style:family="text">
      <style:text-properties officeooo:rsid="00ab2bff"/>
    </style:style>
    <style:style style:name="T138" style:family="text">
      <style:text-properties officeooo:rsid="00b09ceb"/>
    </style:style>
    <style:style style:name="T139" style:family="text">
      <style:text-properties officeooo:rsid="00b7ed25"/>
    </style:style>
    <style:style style:name="T140" style:family="text">
      <style:text-properties officeooo:rsid="00b82a73"/>
    </style:style>
    <style:style style:name="T141" style:family="text">
      <style:text-properties officeooo:rsid="00b8535d"/>
    </style:style>
    <style:style style:name="T142" style:family="text">
      <style:text-properties officeooo:rsid="00c3b21f"/>
    </style:style>
    <style:style style:name="T143" style:family="text">
      <style:text-properties officeooo:rsid="00c3fd18"/>
    </style:style>
    <style:style style:name="T144" style:family="text">
      <style:text-properties officeooo:rsid="00c7172d"/>
    </style:style>
    <style:style style:name="T145" style:family="text">
      <style:text-properties officeooo:rsid="00cc4e56"/>
    </style:style>
    <style:style style:name="T146" style:family="text">
      <style:text-properties officeooo:rsid="00cfca67"/>
    </style:style>
    <style:style style:name="T147" style:family="text">
      <style:text-properties fo:font-style="normal" officeooo:rsid="00dc968a" style:font-style-asian="normal" style:font-style-complex="normal"/>
    </style:style>
    <style:style style:name="T148" style:family="text">
      <style:text-properties officeooo:rsid="00e61da6"/>
    </style:style>
    <style:style style:name="T149" style:family="text">
      <style:text-properties officeooo:rsid="00ef8d32"/>
    </style:style>
    <style:style style:name="T150" style:family="text">
      <style:text-properties officeooo:rsid="00f0abc3"/>
    </style:style>
    <style:style style:name="T151" style:family="text">
      <style:text-properties officeooo:rsid="00f360a6"/>
    </style:style>
    <style:style style:name="T152" style:family="text">
      <style:text-properties fo:color="#6600ff" fo:font-size="13pt" fo:font-weight="bold" style:font-size-asian="13pt" style:font-weight-asian="bold" style:font-size-complex="13pt" style:font-weight-complex="bold"/>
    </style:style>
    <style:style style:name="T153" style:family="text">
      <style:text-properties officeooo:rsid="00fadb04"/>
    </style:style>
    <style:style style:name="T154" style:family="text">
      <style:text-properties officeooo:rsid="00fcc702"/>
    </style:style>
    <style:style style:name="T155" style:family="text">
      <style:text-properties officeooo:rsid="010124fe"/>
    </style:style>
    <style:style style:name="T156" style:family="text">
      <style:text-properties officeooo:rsid="0101fe3b"/>
    </style:style>
    <style:style style:name="T157" style:family="text">
      <style:text-properties officeooo:rsid="010318ea"/>
    </style:style>
    <style:style style:name="T158" style:family="text">
      <style:text-properties officeooo:rsid="0128677f"/>
    </style:style>
    <style:style style:name="T159" style:family="text">
      <style:text-properties fo:color="#999999" fo:font-size="11pt" style:font-size-asian="11pt" style:font-size-complex="11pt"/>
    </style:style>
    <style:style style:name="T160" style:family="text">
      <style:text-properties fo:color="#ff00ff" fo:font-weight="bold" style:font-weight-asian="bold" style:font-weight-complex="bold"/>
    </style:style>
    <style:style style:name="T161" style:family="text">
      <style:text-properties fo:color="#6600cc" fo:font-weight="bold" style:font-weight-asian="bold" style:font-weight-complex="bold"/>
    </style:style>
    <style:style style:name="T162" style:family="text">
      <style:text-properties fo:color="#009933" fo:font-size="12pt" fo:font-weight="bold" style:font-weight-asian="bold" style:font-weight-complex="bold"/>
    </style:style>
    <style:style style:name="T163" style:family="text">
      <style:text-properties fo:color="#009933" fo:font-weight="bold" style:font-weight-asian="bold" style:font-weight-complex="bold"/>
    </style:style>
    <style:style style:name="T164" style:family="text">
      <style:text-properties fo:font-size="12pt"/>
    </style:style>
    <style:style style:name="T165" style:family="text">
      <style:text-properties fo:color="#6600cc" fo:font-size="12pt" fo:font-weight="bold" style:font-weight-asian="bold" style:font-weight-complex="bold"/>
    </style:style>
    <style:style style:name="T166" style:family="text">
      <style:text-properties fo:color="#729fcf"/>
    </style:style>
    <style:style style:name="T167" style:family="text">
      <style:text-properties fo:color="#ff6666" fo:font-weight="bold" style:font-weight-asian="bold" style:font-weight-complex="bold"/>
    </style:style>
    <style:style style:name="T168" style:family="text">
      <style:text-properties fo:color="#009933" fo:font-style="italic" fo:font-weight="bold" style:font-style-asian="italic" style:font-weight-asian="bold" style:font-style-complex="italic" style:font-weight-complex="bold"/>
    </style:style>
    <style:style style:name="T169" style:family="text">
      <style:text-properties fo:color="#000000" fo:font-size="12pt" fo:font-weight="normal" style:font-weight-asian="normal" style:font-weight-complex="normal"/>
    </style:style>
    <style:style style:name="T170" style:family="text">
      <style:text-properties fo:color="#729fcf" fo:font-size="12pt"/>
    </style:style>
    <style:style style:name="T171" style:family="text">
      <style:text-properties fo:color="#ff6666" fo:font-size="12pt" fo:font-weight="bold" style:font-weight-asian="bold" style:font-weight-complex="bold"/>
    </style:style>
    <style:style style:name="T172" style:family="text">
      <style:text-properties fo:font-size="12pt" fo:font-style="italic" style:font-style-asian="italic" style:font-style-complex="italic"/>
    </style:style>
    <style:style style:name="T173" style:family="text">
      <style:text-properties fo:color="#009933" fo:font-size="12pt" fo:font-style="italic" fo:font-weight="bold" style:font-style-asian="italic" style:font-weight-asian="bold" style:font-style-complex="italic" style:font-weight-complex="bold"/>
    </style:style>
    <style:style style:name="T174" style:family="text">
      <style:text-properties fo:color="#ff6666" fo:font-size="12pt"/>
    </style:style>
    <style:style style:name="T175" style:family="text">
      <style:text-properties fo:color="#ff00ff" fo:font-size="12pt" fo:font-weight="bold" style:font-weight-asian="bold" style:font-weight-complex="bold"/>
    </style:style>
    <style:style style:name="T176" style:family="text">
      <style:text-properties fo:color="#ff00ff" fo:font-size="10pt" fo:font-weight="bold" style:font-size-asian="10pt" style:font-weight-asian="bold" style:font-size-complex="10pt" style:font-weight-complex="bold"/>
    </style:style>
    <style:style style:name="T177" style:family="text">
      <style:text-properties fo:color="#6600cc" fo:font-size="12pt"/>
    </style:style>
    <style:style style:name="T178" style:family="text">
      <style:text-properties fo:color="#009933" fo:font-size="10pt" fo:font-style="italic" fo:font-weight="bold" style:font-size-asian="10pt" style:font-style-asian="italic" style:font-weight-asian="bold" style:font-size-complex="10pt" style:font-style-complex="italic" style:font-weight-complex="bold"/>
    </style:style>
    <style:style style:name="T179" style:family="text">
      <style:text-properties fo:color="#6699cc" fo:font-size="14pt" fo:font-weight="bold" style:font-size-asian="14pt" style:font-weight-asian="bold" style:font-size-complex="14pt" style:font-weight-complex="bold"/>
    </style:style>
    <style:style style:name="T180" style:family="text">
      <style:text-properties fo:color="#cccccc" fo:font-size="14pt" fo:font-weight="bold" style:font-size-asian="14pt" style:font-weight-asian="bold" style:font-size-complex="14pt" style:font-weight-complex="bold"/>
    </style:style>
    <style:style style:name="T181" style:family="text">
      <style:text-properties fo:font-size="12pt" fo:font-weight="bold" style:font-weight-asian="bold" style:font-weight-complex="bold"/>
    </style:style>
    <style:style style:name="T182" style:family="text">
      <style:text-properties fo:font-size="12pt" fo:font-weight="normal" style:font-weight-asian="normal" style:font-weight-complex="normal"/>
    </style:style>
    <style:style style:name="T183" style:family="text">
      <style:text-properties style:font-name="FreeMono" fo:font-size="20pt" fo:font-style="italic" style:font-size-asian="20pt" style:font-style-asian="italic" style:font-size-complex="20pt" style:font-style-complex="italic"/>
    </style:style>
    <style:style style:name="T184" style:family="text">
      <style:text-properties fo:color="#009933" style:font-name="Liberation Serif" fo:font-size="12pt" fo:font-style="italic" style:font-size-asian="12pt" style:font-style-asian="italic" style:font-size-complex="12pt" style:font-style-complex="italic"/>
    </style:style>
    <style:style style:name="T185" style:family="text">
      <style:text-properties fo:font-variant="normal" fo:text-transform="none" fo:color="#808080"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6" style:family="text">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italic" style:font-weight-asian="normal" style:font-name-complex="FreeSans1"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187" style:family="text">
      <style:text-properties fo:color="#cfe7f5" fo:font-size="13pt" fo:font-weight="bold" style:font-size-asian="13pt" style:font-weight-asian="bold" style:font-size-complex="13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dddddd" draw:fill-color="#eeeeee" draw:textarea-horizontal-align="justify" draw:textarea-vertical-align="middle" draw:auto-grow-height="false" fo:min-height="1.0543in" fo:min-width="1.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dddddd" draw:fill-color="#eeeeee" draw:textarea-horizontal-align="justify" draw:textarea-vertical-align="middle" draw:auto-grow-height="false" fo:min-height="1.0543in" fo:min-width="1.3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ffffff" draw:textarea-horizontal-align="justify" draw:textarea-vertical-align="middle" draw:auto-grow-height="false" fo:min-height="1.5728in" fo:min-width="1.85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color="#b2b2b2" draw:fill-color="#cccccc" draw:textarea-horizontal-align="justify" draw:textarea-vertical-align="middle" draw:auto-grow-height="false" fo:min-height="0.9043in" fo:min-width="3.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dddddd" draw:fill-color="#eeeeee" draw:textarea-horizontal-align="justify" draw:textarea-vertical-align="middle" draw:auto-grow-height="false" fo:min-height="1.0543in" fo:min-width="1.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dddddd" draw:fill-color="#ffffff" draw:textarea-horizontal-align="justify" draw:textarea-vertical-align="middle" draw:auto-grow-height="false" fo:min-height="1.3646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dddddd" draw:fill="none" draw:fill-color="#ffffff" draw:textarea-horizontal-align="justify" draw:textarea-vertical-align="middle" draw:auto-grow-height="false" fo:min-height="1.0646in" fo:min-width="3.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color="#00cc33" draw:fill-color="#009933" draw:opacity="20%"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color="#00cc33" draw:fill-color="#009933" draw:opacity="20%" draw:textarea-horizontal-align="justify" draw:textarea-vertical-align="middle" draw:auto-grow-height="false" fo:min-height="0.5209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color="#dddddd" draw:fill-color="#eeeeee" draw:textarea-horizontal-align="justify" draw:textarea-vertical-align="middle" draw:auto-grow-height="false" fo:min-height="1.0555in" fo:min-width="1.3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0138in" svg:stroke-color="#3399ff" draw:marker-start-width="0.1598in" draw:marker-end-width="0.1598in" draw:fill-color="#e6eff5" draw:opacity="50%" draw:textarea-horizontal-align="justify" draw:textarea-vertical-align="middle" draw:auto-grow-height="false" fo:min-height="0.8772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138in" svg:stroke-color="#3399ff" draw:marker-start-width="0.1598in" draw:marker-end-width="0.1598in" draw:fill-color="#e6f0f5" draw:opacity="50%" draw:textarea-horizontal-align="justify" draw:textarea-vertical-align="middle" draw:auto-grow-height="false" fo:min-height="0.8626in" fo:min-width="1.575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0138in" svg:stroke-color="#3399ff" draw:marker-start-width="0.1598in" draw:marker-end-width="0.1598in" draw:fill-color="#e6f0f5" draw:opacity="50%" draw:textarea-horizontal-align="justify" draw:textarea-vertical-align="middle" draw:auto-grow-height="false" fo:min-height="0.8453in" fo:min-width="1.5846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0138in" svg:stroke-color="#3399ff" draw:marker-start-width="0.1598in" draw:marker-end-width="0.1598in" draw:fill-color="#e6f0f5" draw:opacity="50%" draw:textarea-horizontal-align="justify" draw:textarea-vertical-align="middle" draw:auto-grow-height="false" fo:min-height="0.8362in" fo:min-width="1.5862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0138in" svg:stroke-color="#3399ff" draw:marker-start-width="0.1598in" draw:marker-end-width="0.1598in" draw:fill-color="#e6f0f5" draw:opacity="50%" draw:textarea-horizontal-align="justify" draw:textarea-vertical-align="middle" draw:auto-grow-height="false" fo:min-height="0.8126in" fo:min-width="1.5835in" fo:padding-top="0.0071in" fo:padding-bottom="0.0071in" fo:padding-left="0.0071in" fo:padding-right="0.00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6699cc"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00cc33" draw:fill-color="#009933" draw:opacity="20%" draw:textarea-horizontal-align="justify" draw:textarea-vertical-align="middle" draw:auto-grow-height="false" fo:min-height="0.548in" fo:min-width="1.58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draw:fill="none" draw:textarea-horizontal-align="justify" draw:textarea-vertical-align="middle" draw:auto-grow-height="false" fo:min-height="0.2811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draw:fill="none" draw:textarea-horizontal-align="justify" draw:textarea-vertical-align="middle" draw:auto-grow-height="false" fo:min-height="0.1846in" fo:min-width="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color="#808080" draw:fill="none" draw:textarea-horizontal-align="justify" draw:textarea-vertical-align="top" draw:auto-grow-height="false" fo:min-height="1.1772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808080" draw:fill="none" draw:textarea-horizontal-align="justify" draw:textarea-vertical-align="top" draw:auto-grow-height="false" fo:min-height="1.4272in" fo:min-width="7.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808080" draw:fill="none" draw:textarea-horizontal-align="justify" draw:textarea-vertical-align="top" draw:auto-grow-height="false" fo:min-height="0.8752in" fo:min-width="7.3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dddddd" draw:fill="none" draw:fill-color="#ffffff" draw:textarea-horizontal-align="justify" draw:textarea-vertical-align="middle" draw:auto-grow-height="false" fo:min-height="0.414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808080" draw:fill="none" draw:textarea-horizontal-align="justify" draw:textarea-vertical-align="top" draw:auto-grow-height="false" fo:min-height="1.398in" fo:min-width="7.3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808080" draw:fill="none" draw:textarea-horizontal-align="justify" draw:textarea-vertical-align="top" draw:auto-grow-height="false" fo:min-height="1.1634in" fo:min-width="7.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808080" draw:fill="none" draw:textarea-horizontal-align="justify" draw:textarea-vertical-align="top" draw:auto-grow-height="false" fo:min-height="0.9484in" fo:min-width="7.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808080" draw:fill="none" draw:textarea-horizontal-align="justify" draw:textarea-vertical-align="top" draw:auto-grow-height="false" fo:min-height="5.3228in" fo:min-width="7.354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custom-shape text:anchor-type="paragraph" draw:z-index="4" draw:name="Shape1" draw:style-name="gr4" draw:text-style-name="P147" svg:width="1.8543in" svg:height="1.5732in" svg:x="5.4138in" svg:y="-0.0055in"><text:p/><draw:enhanced-geometry svg:viewBox="0 0 21600 21600" draw:type="rectangle" draw:enhanced-path="M 0 0 L 21600 0 21600 21600 0 21600 0 0 Z N"/></draw:custom-shape><draw:custom-shape text:anchor-type="paragraph" draw:z-index="12" draw:name="Shape1" draw:style-name="gr11" draw:text-style-name="P152" svg:width="1.5835in" svg:height="1.365in" svg:x="5.5492in" svg:y="0.0882in"><text:p text:style-name="P151"><text:span text:style-name="T171">weight (fixed or dynami-</text:span></text:p><text:p text:style-name="P151"><text:span text:style-name="T171">cally computed)</text:span></text:p><text:p text:style-name="P151"><text:span text:style-name="T175">sample (fixed) </text:span></text:p><text:p text:style-name="P151"><text:span text:style-name="T176"># child node normalization</text:span></text:p><text:p text:style-name="P151"><text:span text:style-name="T165">range (fixed</text:span><text:span text:style-name="T177">)</text:span></text:p><text:p text:style-name="P151"><text:span text:style-name="T173">value (variable) </text:span></text:p><text:p text:style-name="P151"><text:span text:style-name="T178">set in child node, computed in </text:span></text:p><text:p text:style-name="P151"><text:span text:style-name="T178">node</text:span></text:p><draw:enhanced-geometry svg:viewBox="0 0 21600 21600" draw:type="rectangle" draw:enhanced-path="M 0 0 L 21600 0 21600 21600 0 21600 0 0 Z N"/></draw:custom-shape>TiiQu – <text:span text:style-name="T11">Full </text:span>Trust Quotient </text:p>
      <text:p text:style-name="P11"><text:span text:style-name="T11">STEM Expert</text:span> <text:span text:style-name="T132">Example</text:span></text:p>
      <text:p text:style-name="P2"><draw:custom-shape text:anchor-type="paragraph" draw:z-index="5" draw:name="Shape1" draw:style-name="gr5" draw:text-style-name="P148" svg:width="3.5524in" svg:height="0.9043in" svg:x="1.622in" svg:y="0.161in"><text:p text:style-name="P145"><text:span text:style-name="T164">TQ</text:span></text:p><text:p text:style-name="P145"><text:span text:style-name="T164">(</text:span><text:span text:style-name="T165">1-1000</text:span><text:span text:style-name="T164">)</text:span></text:p><text:p text:style-name="P145"><text:span text:style-name="T162">V = (1000 + 142.85 + 0 + 66.21)/4</text:span></text:p><text:p text:style-name="P145"><text:span text:style-name="T162">V = 302.26</text:span></text:p><draw:enhanced-geometry svg:viewBox="0 0 21600 21600" draw:type="rectangle" draw:enhanced-path="M 0 0 L 21600 0 21600 21600 0 21600 0 0 Z N"/></draw:custom-shape></text:p>
      <text:p text:style-name="P2"/>
      <text:p text:style-name="P2"/>
      <text:p text:style-name="P7"/>
      <text:p text:style-name="P3"/>
      <text:p text:style-name="P6"><draw:line text:anchor-type="paragraph" draw:z-index="9" draw:name="Shape3" draw:style-name="gr8" draw:text-style-name="P145" svg:x1="3.3409in" svg:y1="0.0154in" svg:x2="6.7472in" svg:y2="0.5882in"><text:p/></draw:line><draw:line text:anchor-type="paragraph" draw:z-index="8" draw:name="Shape2" draw:style-name="gr8" draw:text-style-name="P145" svg:x1="3.4142in" svg:y1="0.0154in" svg:x2="-0.0547in" svg:y2="0.5988in"><text:p/></draw:line><draw:custom-shape text:anchor-type="paragraph" draw:z-index="16" draw:name="Shape1" draw:style-name="gr15" draw:text-style-name="P155" svg:width="0.6776in" svg:height="0.4169in" svg:x="3.0181in" svg:y="0.1819in"><text:p text:style-name="P151"><text:span text:style-name="T180">NODES</text:span></text:p><draw:enhanced-geometry svg:viewBox="0 0 21600 21600" draw:type="rectangle" draw:enhanced-path="M 0 0 L 21600 0 21600 21600 0 21600 0 0 Z N"/></draw:custom-shape><draw:line text:anchor-type="paragraph" draw:z-index="23" draw:name="Shape3" draw:style-name="gr8" draw:text-style-name="P145" svg:x1="3.4138in" svg:y1="0.0154in" svg:x2="4.5181in" svg:y2="0.5882in"><text:p/></draw:line><draw:line text:anchor-type="paragraph" draw:z-index="24" draw:name="Shape3" draw:style-name="gr8" draw:text-style-name="P145" svg:x1="3.4138in" svg:y1="0.0154in" svg:x2="2.1638in" svg:y2="0.5988in"><text:p/></draw:line></text:p>
      <text:list xml:id="list5677202744780048141" text:style-name="L1">
        <text:list-header>
          <text:p text:style-name="P15"/>
        </text:list-header>
      </text:list>
      <text:p text:style-name="P9"><draw:custom-shape text:anchor-type="paragraph" draw:z-index="6" draw:name="Shape1" draw:style-name="gr6" draw:text-style-name="P149" svg:width="1.5835in" svg:height="1.3252in" svg:x="-0.5862in" svg:y="2.8382in"><text:p text:style-name="P145"><text:span text:style-name="T166">CREDIT AGENCY</text:span></text:p><text:p text:style-name="P145">(<text:span text:style-name="T167">85</text:span>, <text:span text:style-name="T168">1</text:span>, <text:span text:style-name="T161">0-1</text:span>)</text:p><text:p text:style-name="P145">ru = 1</text:p><text:p text:style-name="P145">P = <text:span text:style-name="T168">1</text:span>/1</text:p><text:p text:style-name="P145">WP = <text:span text:style-name="T167">85</text:span>/1.1</text:p><text:p text:style-name="P145"/><draw:enhanced-geometry svg:viewBox="0 0 21600 21600" draw:type="rectangle" draw:enhanced-path="M 0 0 L 21600 0 21600 21600 0 21600 0 0 Z N"/></draw:custom-shape><draw:custom-shape text:anchor-type="paragraph" draw:z-index="7" draw:name="Shape1" draw:style-name="gr7" draw:text-style-name="P146" svg:width="1.3335in" svg:height="1.0543in" svg:x="5.9866in" svg:y="0.1717in"><text:p text:style-name="P145"><text:span text:style-name="T159">REPUTATION</text:span></text:p><text:p text:style-name="P145">(<text:span text:style-name="T160">10</text:span><text:span text:style-name="T19">, </text:span><text:span text:style-name="T161">1-1000</text:span>)</text:p><text:p text:style-name="P145">Limitless</text:p><text:p text:style-name="P145"><text:span text:style-name="T169">wr = 0.3, wv = 1 </text:span></text:p><text:p text:style-name="P145"><text:span text:style-name="T163">V = 66.21</text:span></text:p><draw:enhanced-geometry svg:viewBox="0 0 21600 21600" draw:type="rectangle" draw:enhanced-path="M 0 0 L 21600 0 21600 21600 0 21600 0 0 Z N"/></draw:custom-shape><draw:custom-shape text:anchor-type="paragraph" draw:z-index="2" draw:name="Shape1" draw:style-name="gr3" draw:text-style-name="P146" svg:width="1.365in" svg:height="1.0543in" svg:x="-0.5756in" svg:y="0.1819in"><text:p text:style-name="P145"><text:span text:style-name="T159">IDENTITY</text:span></text:p><text:p text:style-name="P145">(<text:span text:style-name="T160">2</text:span><text:span text:style-name="T19">, </text:span><text:span text:style-name="T161">1-1000</text:span>)</text:p><text:p text:style-name="P145">Binary</text:p><text:p text:style-name="P145">wr = 1, wv = 1.1</text:p><text:p text:style-name="P145"><text:span text:style-name="T163">V = 1000</text:span></text:p><draw:enhanced-geometry svg:viewBox="0 0 21600 21600" draw:type="rectangle" draw:enhanced-path="M 0 0 L 21600 0 21600 21600 0 21600 0 0 Z N"/></draw:custom-shape><draw:custom-shape text:anchor-type="paragraph" draw:z-index="10" draw:name="Shape1" draw:style-name="gr9" draw:text-style-name="P150" svg:width="1.5732in" svg:height="1.3567in" svg:x="-0.5756in" svg:y="4.4217in"><text:p text:style-name="P145"><text:span text:style-name="T170">UNIVERSITY</text:span></text:p><text:p text:style-name="P145"><text:span text:style-name="T164">(</text:span><text:span text:style-name="T171">20</text:span><text:span text:style-name="T164">,</text:span><text:span text:style-name="T172"> </text:span><text:span text:style-name="T173">1</text:span><text:span text:style-name="T164">, </text:span><text:span text:style-name="T165">0-1</text:span><text:span text:style-name="T164">)</text:span></text:p><text:p text:style-name="P145"><text:span text:style-name="T164">ru = 1</text:span></text:p><text:p text:style-name="P145"><text:span text:style-name="T164">P = </text:span><text:span text:style-name="T173">1</text:span><text:span text:style-name="T164">/1</text:span></text:p><text:p text:style-name="P145"><text:span text:style-name="T164">WP =</text:span><text:span text:style-name="T174"> </text:span><text:span text:style-name="T171">20</text:span><text:span text:style-name="T164">/1.1</text:span></text:p><draw:enhanced-geometry svg:viewBox="0 0 21600 21600" draw:type="rectangle" draw:enhanced-path="M 0 0 L 21600 0 21600 21600 0 21600 0 0 Z N"/></draw:custom-shape><draw:custom-shape text:anchor-type="paragraph" draw:z-index="11" draw:name="Shape1" draw:style-name="gr10" draw:text-style-name="P150" svg:width="1.5835in" svg:height="1.3051in" svg:x="-0.5756in" svg:y="6.0354in"><text:p text:style-name="P145"><text:span text:style-name="T164"/></text:p><text:p text:style-name="P145"><text:span text:style-name="T170">STACK OVERFLOW</text:span></text:p><text:p text:style-name="P145"><text:span text:style-name="T164">(</text:span><text:span text:style-name="T171">5</text:span><text:span text:style-name="T164">, </text:span><text:span text:style-name="T173">1</text:span><text:span text:style-name="T164">, </text:span><text:span text:style-name="T165">0-1</text:span><text:span text:style-name="T164">)</text:span></text:p><text:p text:style-name="P145"><text:span text:style-name="T164">ru = 1</text:span></text:p><text:p text:style-name="P145"><text:span text:style-name="T164">P = </text:span><text:span text:style-name="T173">1</text:span><text:span text:style-name="T164">/1</text:span></text:p><text:p text:style-name="P145"><text:span text:style-name="T164">WP = </text:span><text:span text:style-name="T171">5</text:span><text:span text:style-name="T164">/1.1</text:span></text:p><text:p text:style-name="P145"><text:span text:style-name="T164"/></text:p><draw:enhanced-geometry svg:viewBox="0 0 21600 21600" draw:type="rectangle" draw:enhanced-path="M 0 0 L 21600 0 21600 21600 0 21600 0 0 Z N"/></draw:custom-shape><draw:custom-shape text:anchor-type="paragraph" draw:z-index="20" draw:name="Shape1" draw:style-name="gr18" draw:text-style-name="P157" svg:width="1.3449in" svg:height="1.0559in" svg:x="3.8098in" svg:y="0.1717in"><text:p text:style-name="P145"><text:span text:style-name="T159">PERFORMANCE</text:span></text:p><text:p text:style-name="P145"><text:span text:style-name="T164">(</text:span><text:span text:style-name="T175">30</text:span><text:span text:style-name="T181">, </text:span><text:span text:style-name="T165">1-1000</text:span><text:span text:style-name="T164">)</text:span></text:p><text:p text:style-name="P145"><text:span text:style-name="T169">Range</text:span></text:p><text:p text:style-name="P145"><text:span text:style-name="T169">wr = ?, wv = ? </text:span></text:p><text:p text:style-name="P145"><text:span text:style-name="T162">V = 0</text:span></text:p><draw:enhanced-geometry svg:viewBox="0 0 21600 21600" draw:type="rectangle" draw:enhanced-path="M 0 0 L 21600 0 21600 21600 0 21600 0 0 Z N"/></draw:custom-shape><draw:custom-shape text:anchor-type="paragraph" draw:z-index="0" draw:name="Shape1" draw:style-name="gr1" draw:text-style-name="P146" svg:width="1.3441in" svg:height="1.0543in" svg:x="1.6327in" svg:y="0.1819in"><text:p text:style-name="P145"><text:span text:style-name="T159">VERIFICATION</text:span></text:p><text:p text:style-name="P145">(<text:span text:style-name="T160">42</text:span><text:span text:style-name="T19">, </text:span><text:span text:style-name="T161">1-1000</text:span>)</text:p><text:p text:style-name="P145">Binary</text:p><text:p text:style-name="P145">wr = 1, wv = 1</text:p><text:p text:style-name="P145"><text:span text:style-name="T162">V = 142.85</text:span></text:p><draw:enhanced-geometry svg:viewBox="0 0 21600 21600" draw:type="rectangle" draw:enhanced-path="M 0 0 L 21600 0 21600 21600 0 21600 0 0 Z N"/></draw:custom-shape></text:p>
      <text:p text:style-name="P9"/>
      <text:p text:style-name="P9"/>
      <text:p text:style-name="P9"/>
      <text:p text:style-name="P9"><draw:line text:anchor-type="paragraph" draw:z-index="14" draw:name="Shape8" draw:style-name="gr13" draw:text-style-name="P153" svg:x1="6.6846in" svg:y1="0.1591in" svg:x2="6.6846in" svg:y2="1.7634in"><text:p/></draw:line><draw:line text:anchor-type="paragraph" draw:z-index="22" draw:name="Shape7" draw:style-name="gr12" draw:text-style-name="P145" svg:x1="4.4346in" svg:y1="0.1602in" svg:x2="4.4449in" svg:y2="2.2004in"><text:p/></draw:line><draw:path text:anchor-type="paragraph" draw:z-index="19" draw:name="Shape10" draw:style-name="gr2" draw:text-style-name="P145" svg:width="6.3933in" svg:height="0.0272in" draw:transform="skewX (0.742463063798388) rotate (-1.65439759796543) translate (6.29930555555555in 0.0756944444444343in)" svg:viewBox="0 0 16240 70" svg:d="M16240 70c-16176-6-16240-70-16240-70"><text:p/></draw:path><draw:path text:anchor-type="paragraph" draw:z-index="3" draw:name="Shape10" draw:style-name="gr2" draw:text-style-name="P145" svg:width="6.3598in" svg:height="0.022in" draw:transform="skewX (-0.672300827868216) rotate (1.66609130395379) translate (0.987841929860262in 6.44896549530652in)" svg:viewBox="0 0 16155 57" svg:d="M0 54c16092 17 16155-54 16155-54"><text:p/></draw:path><draw:line text:anchor-type="paragraph" draw:z-index="13" draw:name="Shape4" draw:style-name="gr12" draw:text-style-name="P145" svg:x1="0.0807in" svg:y1="0.1693in" svg:x2="0.1118in" svg:y2="1.815in"><text:p/></draw:line><draw:line text:anchor-type="paragraph" draw:z-index="21" draw:name="Shape7" draw:style-name="gr12" draw:text-style-name="P145" svg:x1="2.2992in" svg:y1="0.1693in" svg:x2="2.2992in" svg:y2="1.7736in"><text:p/></draw:line><draw:path text:anchor-type="paragraph" draw:z-index="1" draw:name="Shape10" draw:style-name="gr2" draw:text-style-name="P145" svg:width="6.2685in" svg:height="0.0126in" draw:transform="skewX (1.00967297227872) rotate (-1.62210900680353) translate (1.83054879687245in 0.0966602843187578in)" svg:viewBox="0 0 15923 33" svg:d="M15923 33c-15860 5-15923-33-15923-33"><text:p/></draw:path></text:p>
      <text:p text:style-name="P9"><draw:custom-shape text:anchor-type="paragraph" draw:z-index="15" draw:name="Shape1" draw:style-name="gr14" draw:text-style-name="P154" svg:width="3.5835in" svg:height="1.065in" svg:x="1.5598in" svg:y="0.1425in"><text:p text:style-name="P145"><text:span text:style-name="T179">CHILD NODES</text:span></text:p><text:p text:style-name="P145"><text:span text:style-name="T179">categories:</text:span></text:p><text:p text:style-name="P145"><text:span text:style-name="T179">1. no weight</text:span></text:p><text:p text:style-name="P145"><text:span text:style-name="T179">2. fixed weight</text:span></text:p><text:p text:style-name="P145"><text:span text:style-name="T179">3. dynamically computed weight</text:span></text:p><draw:enhanced-geometry svg:viewBox="0 0 21600 21600" draw:type="rectangle" draw:enhanced-path="M 0 0 L 21600 0 21600 21600 0 21600 0 0 Z N"/></draw:custom-shape><draw:custom-shape text:anchor-type="paragraph" draw:z-index="48" draw:name="Shape5" draw:style-name="gr27" draw:text-style-name="P162" svg:width="0.4689in" svg:height="0.2815in" svg:x="6.2161in" svg:y="0.0402in"><text:p text:style-name="P145"><text:span text:style-name="T184">* 10</text:span></text:p><draw:enhanced-geometry svg:viewBox="0 0 21600 21600" draw:type="rectangle" draw:enhanced-path="M 0 0 L 21600 0 21600 21600 0 21600 0 0 Z N"/></draw:custom-shape><draw:custom-shape text:anchor-type="paragraph" draw:z-index="50" draw:name="Shape5" draw:style-name="gr27" draw:text-style-name="P162" svg:width="0.4689in" svg:height="0.2815in" svg:x="1.7681in" svg:y="0.0402in"><text:p text:style-name="P145"><text:span text:style-name="T184">* 10</text:span></text:p><draw:enhanced-geometry svg:viewBox="0 0 21600 21600" draw:type="rectangle" draw:enhanced-path="M 0 0 L 21600 0 21600 21600 0 21600 0 0 Z N"/></draw:custom-shape><draw:custom-shape text:anchor-type="paragraph" draw:z-index="49" draw:name="Shape5" draw:style-name="gr27" draw:text-style-name="P162" svg:width="0.4689in" svg:height="0.2815in" svg:x="0.3827in" svg:y="0.0717in"><text:p text:style-name="P145"><text:span text:style-name="T184">* 10</text:span></text:p><draw:enhanced-geometry svg:viewBox="0 0 21600 21600" draw:type="rectangle" draw:enhanced-path="M 0 0 L 21600 0 21600 21600 0 21600 0 0 Z N"/></draw:custom-shape></text:p>
      <text:p text:style-name="P9"/>
      <text:p text:style-name="P9"/>
      <text:p text:style-name="P9"/>
      <text:p text:style-name="P9"/>
      <text:p text:style-name="P9"><draw:custom-shape text:anchor-type="paragraph" draw:z-index="25" draw:name="Shape1" draw:style-name="gr19" draw:text-style-name="P158" svg:width="1.5835in" svg:height="0.8776in" svg:x="1.4972in" svg:y="0.161in"><text:p text:style-name="P145"><text:span text:style-name="T166">CREDIT AGENCY</text:span></text:p><text:p text:style-name="P145">(<text:span text:style-name="T167">100/42</text:span>, <text:span text:style-name="T168">1</text:span>, <text:span text:style-name="T161">0-1</text:span>)</text:p><text:p text:style-name="P145">ru = 1, P = <text:span text:style-name="T168">1</text:span>/1</text:p><text:p text:style-name="P145">WP = 1*1*<text:span text:style-name="T167">100/42</text:span></text:p><draw:enhanced-geometry svg:viewBox="0 0 21600 21600" draw:type="rectangle" draw:enhanced-path="M 0 0 L 21600 0 21600 21600 0 21600 0 0 Z N"/></draw:custom-shape><draw:custom-shape text:anchor-type="paragraph" draw:z-index="30" draw:name="Shape1" draw:style-name="gr22" draw:text-style-name="P149" svg:width="1.563in" svg:height="1.3335in" svg:x="5.7402in" svg:y="0.1634in"><text:p text:style-name="P145"><text:span text:style-name="T166">TIIQU RATING</text:span></text:p><text:p text:style-name="P145">(<text:span text:style-name="T167">20</text:span>, <text:span text:style-name="T168">4</text:span>, <text:span text:style-name="T161">1-5</text:span>)</text:p><text:p text:style-name="P145">ru = 5</text:p><text:p text:style-name="P145">P =<text:span text:style-name="T168"> 4</text:span>/5</text:p><text:p text:style-name="P145">WP = <text:s/>4/5*<text:span text:style-name="T167">20</text:span>*0.3</text:p><text:p text:style-name="P145">= 4.8</text:p><draw:enhanced-geometry svg:viewBox="0 0 21600 21600" draw:type="rectangle" draw:enhanced-path="M 0 0 L 21600 0 21600 21600 0 21600 0 0 Z N"/></draw:custom-shape></text:p>
      <text:p text:style-name="P9"/>
      <text:p text:style-name="P9"><draw:custom-shape text:anchor-type="paragraph" draw:z-index="54" draw:name="Shape1" draw:style-name="gr32" draw:text-style-name="P166" svg:width="1.8335in" svg:height="0.415in" svg:x="3.5283in" svg:y="0.0047in"><text:p text:style-name="P145"><text:span text:style-name="T187">TO BE DESINGED</text:span></text:p><draw:enhanced-geometry svg:viewBox="0 0 21600 21600" draw:type="rectangle" draw:enhanced-path="M 0 0 L 21600 0 21600 21600 0 21600 0 0 Z N"/></draw:custom-shape></text:p>
      <text:p text:style-name="P9"><draw:path text:anchor-type="paragraph" draw:z-index="33" draw:name="Shape10" draw:style-name="gr25" draw:text-style-name="P145" svg:width="0.4886in" svg:height="0in" svg:x="1.0083in" svg:y="0.0091in" svg:viewBox="0 0 1242 0" svg:d="M0 0c1186 0 1242 0 1242 0"><text:p/></draw:path><draw:path text:anchor-type="paragraph" draw:z-index="34" draw:name="Shape10" draw:style-name="gr25" draw:text-style-name="P145" svg:width="0.4886in" svg:height="0in" svg:x="1.0083in" svg:y="0.0091in" svg:viewBox="0 0 1242 0" svg:d="M0 0c1186 0 1242 0 1242 0"><text:p/></draw:path><draw:path text:anchor-type="paragraph" draw:z-index="37" draw:name="Shape10" draw:style-name="gr25" draw:text-style-name="P145" svg:width="3.0154in" svg:height="0.0484in" draw:transform="skewX (-0.968134136081255) rotate (0.546462588799425) translate (3.08130391457838in 1.5714945958393in)" svg:viewBox="0 0 7660 124" svg:d="M7660 118c-7630 40-7660-118-7660-118"><text:p/></draw:path></text:p>
      <text:p text:style-name="P9"><draw:custom-shape text:anchor-type="paragraph" draw:z-index="26" draw:name="Shape1" draw:style-name="gr20" draw:text-style-name="P159" svg:width="1.5752in" svg:height="0.863in" svg:x="1.4972in" svg:y="0.0173in"><text:p text:style-name="P145"><text:span text:style-name="T170">UNIVERSITY</text:span></text:p><text:p text:style-name="P145"><text:span text:style-name="T164">(</text:span><text:span text:style-name="T171">100/42</text:span><text:span text:style-name="T164">, </text:span><text:span text:style-name="T173">1</text:span><text:span text:style-name="T164">, </text:span><text:span text:style-name="T165">0-1</text:span><text:span text:style-name="T164">)</text:span></text:p><text:p text:style-name="P145"><text:span text:style-name="T164">ru = 1, P = </text:span><text:span text:style-name="T173">1</text:span><text:span text:style-name="T164">/1</text:span></text:p><text:p text:style-name="P145"><text:span text:style-name="T164">WP = 1*1*</text:span><text:span text:style-name="T171">100/42</text:span></text:p><draw:enhanced-geometry svg:viewBox="0 0 21600 21600" draw:type="rectangle" draw:enhanced-path="M 0 0 L 21600 0 21600 21600 0 21600 0 0 Z N"/></draw:custom-shape></text:p>
      <text:p text:style-name="P9"><draw:path text:anchor-type="paragraph" draw:z-index="38" draw:name="Shape10" draw:style-name="gr25" draw:text-style-name="P145" svg:width="1.0429in" svg:height="0.0169in" draw:transform="skewX (-0.291295452157854) rotate (-2.04046442850657) translate (1.49721229260143in 0.204880799061273in)" svg:viewBox="0 0 2650 44" svg:d="M2650 43c-2640 7-2650-43-2650-43"><text:p/></draw:path></text:p>
      <text:p text:style-name="P9"><draw:custom-shape text:anchor-type="paragraph" draw:z-index="28" draw:name="Shape1" draw:style-name="gr22" draw:text-style-name="P149" svg:width="1.563in" svg:height="1.3335in" svg:x="5.7575in" svg:y="0.0736in"><text:p text:style-name="P145"><text:span text:style-name="T170">STACK OVERFLOW</text:span></text:p><text:p text:style-name="P145"><text:span text:style-name="T164">(</text:span><text:span text:style-name="T171">5</text:span><text:span text:style-name="T164">, </text:span><text:span text:style-name="T173">1596</text:span><text:span text:style-name="T164">, </text:span><text:span text:style-name="T165">0-2600</text:span><text:span text:style-name="T164">)</text:span></text:p><text:p text:style-name="P145"><text:span text:style-name="T164">ru = 2600</text:span></text:p><text:p text:style-name="P145"><text:span text:style-name="T164">P =</text:span><text:span text:style-name="T173"> 1596</text:span><text:span text:style-name="T164">/2600</text:span></text:p><text:p text:style-name="P145"><text:span text:style-name="T164">WP = P*</text:span><text:span text:style-name="T171">5</text:span><text:span text:style-name="T164">*0.3</text:span></text:p><text:p text:style-name="P145"><text:span text:style-name="T164">= 0.921</text:span></text:p><draw:enhanced-geometry svg:viewBox="0 0 21600 21600" draw:type="rectangle" draw:enhanced-path="M 0 0 L 21600 0 21600 21600 0 21600 0 0 Z N"/></draw:custom-shape></text:p>
      <text:p text:style-name="P9"><draw:custom-shape text:anchor-type="paragraph" draw:z-index="32" draw:name="Shape1" draw:style-name="gr24" draw:text-style-name="P159" svg:width="1.5835in" svg:height="0.813in" svg:x="1.4972in" svg:y="0.1299in"><text:p text:style-name="P145"><text:span text:style-name="T164"/></text:p><text:p text:style-name="P145"><text:span text:style-name="T170">TIIQU RATING</text:span></text:p><text:p text:style-name="P145"><text:span text:style-name="T164">(</text:span><text:span text:style-name="T171">100/42</text:span><text:span text:style-name="T164">, </text:span><text:span text:style-name="T173">1</text:span><text:span text:style-name="T164">, </text:span><text:span text:style-name="T165">0-1</text:span><text:span text:style-name="T164">)</text:span></text:p><text:p text:style-name="P145"><text:span text:style-name="T164">ru = 1, P = </text:span><text:span text:style-name="T173">1</text:span><text:span text:style-name="T164">/1</text:span></text:p><text:p text:style-name="P145"><text:span text:style-name="T164">WP = 1*1*</text:span><text:span text:style-name="T171">100/42</text:span></text:p><text:p text:style-name="P145"><text:span text:style-name="T164"/></text:p><draw:enhanced-geometry svg:viewBox="0 0 21600 21600" draw:type="rectangle" draw:enhanced-path="M 0 0 L 21600 0 21600 21600 0 21600 0 0 Z N"/></draw:custom-shape></text:p>
      <text:p text:style-name="P9"><draw:path text:anchor-type="paragraph" draw:z-index="36" draw:name="Shape10" draw:style-name="gr25" draw:text-style-name="P145" svg:width="2.9181in" svg:height="0.2654in" draw:transform="skewX (-0.430572726467001) rotate (0.23404865269244) translate (2.90157082321074in 0.915038215413204in)" svg:viewBox="0 0 7413 675" svg:d="M7413 0c-7149 743-7413 673-7413 673"><text:p/></draw:path></text:p>
      <text:p text:style-name="P9"><text:s/></text:p>
      <text:p text:style-name="P9"><draw:custom-shape text:anchor-type="paragraph" draw:z-index="27" draw:name="Shape1" draw:style-name="gr21" draw:text-style-name="P159" svg:width="1.585in" svg:height="0.8453in" svg:x="1.4972in" svg:y="0.1846in"><text:p text:style-name="P145"><text:span text:style-name="T164"/></text:p><text:p text:style-name="P145"><text:span text:style-name="T170">STACK OVERFLOW</text:span></text:p><text:p text:style-name="P145"><text:span text:style-name="T164">(</text:span><text:span text:style-name="T171">2*100/42</text:span><text:span text:style-name="T164">, </text:span><text:span text:style-name="T173">1</text:span><text:span text:style-name="T164">, </text:span><text:span text:style-name="T165">0-1</text:span><text:span text:style-name="T164">)</text:span></text:p><text:p text:style-name="P145"><text:span text:style-name="T164">ru = 1, P = </text:span><text:span text:style-name="T173">2</text:span><text:span text:style-name="T164">/1</text:span></text:p><text:p text:style-name="P145"><text:span text:style-name="T164">WP = 1*1*</text:span><text:span text:style-name="T171">2*100/42</text:span></text:p><text:p text:style-name="P145"><text:span text:style-name="T164"/></text:p><draw:enhanced-geometry svg:viewBox="0 0 21600 21600" draw:type="rectangle" draw:enhanced-path="M 0 0 L 21600 0 21600 21600 0 21600 0 0 Z N"/></draw:custom-shape></text:p>
      <text:p text:style-name="P9"><draw:custom-shape text:anchor-type="paragraph" draw:z-index="29" draw:name="Shape1" draw:style-name="gr22" draw:text-style-name="P149" svg:width="1.563in" svg:height="1.3335in" svg:x="5.7575in" svg:y="0.2508in"><text:p text:style-name="P145"><text:span text:style-name="T166">GOOGLE REVIEW</text:span></text:p><text:p text:style-name="P145">(<text:span text:style-name="T167">5</text:span>, <text:span text:style-name="T168">3</text:span>, 0<text:span text:style-name="T161">-5</text:span>)</text:p><text:p text:style-name="P145">ru = 5</text:p><text:p text:style-name="P145">P =<text:span text:style-name="T168"> 3</text:span>/5</text:p><text:p text:style-name="P145">WP = <text:s/>3/5*<text:span text:style-name="T167">5</text:span>*0.3</text:p><text:p text:style-name="P145">= 0.9</text:p><draw:enhanced-geometry svg:viewBox="0 0 21600 21600" draw:type="rectangle" draw:enhanced-path="M 0 0 L 21600 0 21600 21600 0 21600 0 0 Z N"/></draw:custom-shape></text:p>
      <text:p text:style-name="P9"><draw:path text:anchor-type="paragraph" draw:z-index="39" draw:name="Shape10" draw:style-name="gr25" draw:text-style-name="P145" svg:width="0.9327in" svg:height="0.0154in" draw:transform="skewX (-0.375769387954379) rotate (-2.10207455110197) translate (1.49721230695436in 0.0569614778395274in)" svg:viewBox="0 0 2370 40" svg:d="M2370 39c-2361 9-2370-39-2370-39"><text:p/></draw:path></text:p>
      <text:p text:style-name="P9"/>
      <text:p text:style-name="P9"><draw:path text:anchor-type="paragraph" draw:z-index="35" draw:name="Shape10" draw:style-name="gr25" draw:text-style-name="P145" svg:width="2.6343in" svg:height="0.0071in" draw:transform="skewX (-1.45787352419086) rotate (0.103148958792865) translate (3.07158188948435in 0.42985535957511in)" svg:viewBox="0 0 6692 19" svg:d="M6692 14c-6666 17-6692-14-6692-14"><text:p/></draw:path><draw:custom-shape text:anchor-type="paragraph" draw:z-index="31" draw:name="Shape1" draw:style-name="gr23" draw:text-style-name="P159" svg:width="1.5862in" svg:height="0.8362in" svg:x="1.4866in" svg:y="0.0256in"><text:p text:style-name="P145"><text:span text:style-name="T164"/></text:p><text:p text:style-name="P145"><text:span text:style-name="T170">GOOGLE REVIEW</text:span></text:p><text:p text:style-name="P145"><text:span text:style-name="T164">(</text:span><text:span text:style-name="T171">100/42</text:span><text:span text:style-name="T164">, </text:span><text:span text:style-name="T173">1</text:span><text:span text:style-name="T164">, </text:span><text:span text:style-name="T165">0-1</text:span><text:span text:style-name="T164">)</text:span></text:p><text:p text:style-name="P145"><text:span text:style-name="T164">ru = 1, P = </text:span><text:span text:style-name="T173">1</text:span><text:span text:style-name="T164">/1</text:span></text:p><text:p text:style-name="P145"><text:span text:style-name="T182">WP = 1*1*</text:span><text:span text:style-name="T171">100/42</text:span></text:p><text:p text:style-name="P145"><text:span text:style-name="T164"/></text:p><draw:enhanced-geometry svg:viewBox="0 0 21600 21600" draw:type="rectangle" draw:enhanced-path="M 0 0 L 21600 0 21600 21600 0 21600 0 0 Z N"/></draw:custom-shape></text:p>
      <text:p text:style-name="P9"/>
      <text:p text:style-name="P9"/>
      <text:p text:style-name="P9"><draw:custom-shape text:anchor-type="paragraph" draw:z-index="40" draw:name="Shape1" draw:style-name="gr26" draw:text-style-name="P156" svg:width="1.5843in" svg:height="0.548in" svg:x="1.4972in" svg:y="0.1547in"><text:p text:style-name="P145"><text:span text:style-name="T164">norm. sum(WP)</text:span></text:p><text:p text:style-name="P145"><text:span text:style-name="T164">=( 600/42)/1 = 14.285 </text:span></text:p><draw:enhanced-geometry svg:viewBox="0 0 21600 21600" draw:type="rectangle" draw:enhanced-path="M 0 0 L 21600 0 21600 21600 0 21600 0 0 Z N"/></draw:custom-shape><draw:custom-shape text:anchor-type="paragraph" draw:z-index="17" draw:name="Shape1" draw:style-name="gr16" draw:text-style-name="P156" svg:width="1.5835in" svg:height="0.6567in" svg:x="-0.5756in" svg:y="0.2134in"><text:p text:style-name="P145"><text:span text:style-name="T164">norm. sum(WP) = 100</text:span></text:p><text:p text:style-name="P145"><text:span text:style-name="T164">= 110/1.1</text:span></text:p><text:p text:style-name="P145"><text:span text:style-name="T164">(= sum(</text:span><text:span text:style-name="T171">weights</text:span><text:span text:style-name="T164">)/wv)</text:span></text:p><draw:enhanced-geometry svg:viewBox="0 0 21600 21600" draw:type="rectangle" draw:enhanced-path="M 0 0 L 21600 0 21600 21600 0 21600 0 0 Z N"/></draw:custom-shape><draw:custom-shape text:anchor-type="paragraph" draw:z-index="18" draw:name="Shape1" draw:style-name="gr17" draw:text-style-name="P156" svg:width="1.6012in" svg:height="0.5213in" svg:x="5.7402in" svg:y="0.0465in"><text:p text:style-name="P145"><text:span text:style-name="T164">norm. sum(WP) = 6.621</text:span></text:p><text:p text:style-name="P145"><text:span text:style-name="T164">= 6.621/1</text:span></text:p><draw:enhanced-geometry svg:viewBox="0 0 21600 21600" draw:mirror-horizontal="false" draw:mirror-vertical="false" draw:type="rectangle" draw:enhanced-path="M 0 0 L 21600 0 21600 21600 0 21600 0 0 Z N"/></draw:custom-shape></text:p>
      <text:p text:style-name="P9"/>
      <text:p text:style-name="P8"><text:soft-page-break/>Analysis <text:span text:style-name="T131">and Propositions</text:span></text:p>
      <text:list xml:id="list7172268866851361681" text:style-name="L2">
        <text:list-header>
          <text:p text:style-name="P58"/>
        </text:list-header>
        <text:list-item>
          <text:p text:style-name="P16"><text:span text:style-name="T27">N</text:span><text:span text:style-name="T26">ode</text:span><text:span text:style-name="T28">s </text:span><text:span text:style-name="T31">N</text:span></text:p>
          <text:p text:style-name="P16"><text:span text:style-name="T129">The value of 66</text:span>.<text:span text:style-name="T115">2</text:span> is very small compared to the impact <text:span text:style-name="T129">of the value 1000</text:span> of the identity node, even though the values on the reputation <text:span text:style-name="T129">n</text:span>ode are not as bad (4 from 5 and 1596 from 260. <text:span text:style-name="T86">The idea behind it is that an identity can be verified more easily than a reputation. The four nodes play the following roles in the algorithm:</text:span></text:p>
          <text:p text:style-name="P17"/>
        </text:list-item>
      </text:list>
      <text:list xml:id="list2613849882498055813" text:style-name="L3">
        <text:list-item>
          <text:list>
            <text:list-item>
              <text:p text:style-name="P81">Identity Node</text:p>
              <text:p text:style-name="P68"><text:span text:style-name="T155">“Are </text:span>you<text:span text:style-name="T155"> who </text:span>you<text:span text:style-name="T155"> say </text:span>you<text:span text:style-name="T155"> are?”</text:span></text:p>
              <text:p text:style-name="P19">The identity node delivers a 100% contribution if at least two verifiers with a weight sum of at least 100 are confirmed. For example if the university and the credit agency confirmed the identity, TiiQu accepts the member’s identity as confirmed.</text:p>
              <text:p text:style-name="P20"/>
            </text:list-item>
            <text:list-item>
              <text:p text:style-name="P32">Verification Node</text:p>
              <text:p text:style-name="P68">“Is what you say about yourself true?”</text:p>
              <text:p text:style-name="P44"><text:span text:style-name="T140">The verification node counts the verifications from all other child nodes and adds them to the trust quotient. It does not distinguish between the kinds of</text:span> sources. <text:span text:style-name="T141">Each verification has the same impact. It should take a lot of</text:span> sources <text:span text:style-name="T86">to reach a full contribution from the verification node, because a 100% contribution from this node should hardly be reached. Weights only count multiple kinds of verifications from the same source, like Stack Overflow in the above example.</text:span></text:p>
              <text:p text:style-name="P35"/>
            </text:list-item>
            <text:list-item>
              <text:p text:style-name="P32">Performance Node</text:p>
              <text:p text:style-name="P68">“What do other's think of you?”</text:p>
              <text:p text:style-name="P47">The trust sources of this node and the way the performance node operates will be defined by work in progress. We may need to monitor this one more closely because although matching performance against proposal is interesting it may unfairly penalise people if done incorrectly.</text:p>
              <text:p text:style-name="P38"/>
            </text:list-item>
            <text:list-item>
              <text:p text:style-name="P32">Reputation Node</text:p>
              <text:p text:style-name="P68">“How well do you do what you say you do?”</text:p>
              <text:p text:style-name="P18"><text:span text:style-name="T129">W</text:span>e expect <text:span text:style-name="T142">more</text:span> reputation sources <text:span text:style-name="T142">than identity sources but less than verification sources</text:span> <text:span text:style-name="T86">to reach a full contribution from the reputation node. In fact, a 100% contribution from the reputation node can hardly be reached. </text:span></text:p>
            </text:list-item>
          </text:list>
        </text:list-item>
      </text:list>
      <text:p text:style-name="P12"/>
      <text:list xml:id="list115617131648797" text:continue-list="list7172268866851361681" text:style-name="L2">
        <text:list-header>
          <text:p text:style-name="P69"/>
        </text:list-header>
        <text:list-item>
          <text:p text:style-name="P59"><text:span text:style-name="T19">Child Nodes </text:span><text:span text:style-name="T22">CHN</text:span></text:p>
          <text:p text:style-name="P61">Child nodes represent sources of trust verifications or ratings. TiiQu will examine all possible trust sources <text:span text:style-name="T149">according to their professional context. No private behaviour shall have an impact on any trust source accepted by TiiQu.</text:span></text:p>
          <text:p text:style-name="P61">The <text:span text:style-name="T149">trust sources</text:span> can be assigned to the following categories:</text:p>
          <text:p text:style-name="P60"/>
        </text:list-item>
      </text:list>
      <text:list xml:id="list7648045520547714602" text:style-name="L4">
        <text:list-item>
          <text:list>
            <text:list-item>
              <text:p text:style-name="P84"><text:span text:style-name="T19">Identity </text:span><text:span text:style-name="T20">C</text:span><text:span text:style-name="T19">onfirmation Sources</text:span></text:p>
              <text:p text:style-name="P23"><text:span text:style-name="T151">These s</text:span>ources only deliver a value representing confirmed or not confirmed. The identity node sources are all of this kin<text:span text:style-name="T150">d</text:span>, because to the question about a specifies identity there <text:span text:style-name="T153">is</text:span> only a “yes or no” answer.</text:p>
            </text:list-item>
            <text:list-item>
              <text:p text:style-name="P41"><text:soft-page-break/>TQ Confirmation Sources</text:p>
            </text:list-item>
          </text:list>
        </text:list-item>
      </text:list>
      <text:list xml:id="list1775079877031509633" text:style-name="L5">
        <text:list-item>
          <text:list>
            <text:list-header>
              <text:p text:style-name="P64">These sources are maps of all added trust sources. They give a TiiQu member the possibility to raise their trust quotient equally, no matter to which other node the trust source mace a contribution.</text:p>
              <text:p text:style-name="P66"/>
            </text:list-header>
          </text:list>
        </text:list-item>
      </text:list>
      <text:list xml:id="list115616430961677" text:continue-list="list7648045520547714602" text:style-name="L4">
        <text:list-item>
          <text:list>
            <text:list-item>
              <text:p text:style-name="P42">Open Professional Communities</text:p>
              <text:p text:style-name="P48">Communities delivering ratings from other members of that community as well as from the community supervisors and automatically gathered points.</text:p>
            </text:list-item>
          </text:list>
        </text:list-item>
      </text:list>
      <text:list xml:id="list5671634428217225548" text:style-name="L6">
        <text:list-item>
          <text:list>
            <text:list-header>
              <text:p text:style-name="P43"/>
            </text:list-header>
            <text:list-item>
              <text:p text:style-name="P43">Private Professional Societies</text:p>
            </text:list-item>
          </text:list>
        </text:list-item>
      </text:list>
      <text:list xml:id="list2571809571834530292" text:style-name="L7">
        <text:list-item>
          <text:list>
            <text:list-header>
              <text:p text:style-name="P49">Communities delivering ratings from other members of that community as well as from the community supervisors and automatically gathered points. <text:span text:style-name="T154">These societies have to considered in a different way than open communities because their ratings might be more subjective.</text:span></text:p>
              <text:p text:style-name="P49"/>
            </text:list-header>
          </text:list>
        </text:list-item>
      </text:list>
      <text:list xml:id="list115616869100703" text:continue-list="list115616430961677" text:style-name="L4">
        <text:list-item>
          <text:list>
            <text:list-item>
              <text:p text:style-name="P42">Companies / Ordering Parties</text:p>
              <text:p text:style-name="P65">These sources are subject to different considerations than all other sources. The ratings of these sources will depend not only on the quality of the completed work but also on the quality of the pre-agreement as well as on disturbing or unexpected factors during the execution of the mission. An interdependent rating of the ordering party and the contractor might be a sensible approach.</text:p>
              <text:p text:style-name="P67"/>
            </text:list-item>
          </text:list>
        </text:list-item>
      </text:list>
      <text:list xml:id="list115616701539282" text:continue-list="list115617131648797" text:style-name="L2">
        <text:list-header>
          <text:p text:style-name="P63">Some trust sources can belong to several categories, depending on what kind of information they deliver. E.g. a source can deliver a confirmation of an identity as well as a measurement for reliability or honesty.</text:p>
          <text:p text:style-name="P62"/>
        </text:list-header>
        <text:list-item>
          <text:p text:style-name="P53"><text:span text:style-name="T117">Sample</text:span> <text:span text:style-name="T21">(→</text:span><text:span text:style-name="T23"> </text:span><text:span text:style-name="T21">N)</text:span> <text:s text:c="100"/></text:p>
          <text:p text:style-name="P24"><text:span text:style-name="T129">A</text:span> fixed value representing with how many child nodes a TiiQu member can achieve full trust from a node.</text:p>
          <text:p text:style-name="P24"/>
          <text:list>
            <text:list-item>
              <text:p text:style-name="P82">Identity Node</text:p>
              <text:p text:style-name="P25">Sample: <text:span text:style-name="T116">2</text:span></text:p>
              <text:p text:style-name="P21"><draw:custom-shape text:anchor-type="paragraph" draw:z-index="58" draw:name="Shape6" draw:style-name="gr33" draw:text-style-name="P165" svg:width="7.3335in" svg:height="1.398in" svg:x="-0.3256in" svg:y="0.1307in"><text:p text:style-name="P163"><text:span text:style-name="T185">Proposition 1</text:span><text:span text:style-name="T186"> </text:span></text:p><draw:enhanced-geometry svg:viewBox="0 0 21600 21600" draw:mirror-horizontal="false" draw:mirror-vertical="false" draw:type="rectangle" draw:enhanced-path="M 0 0 L 21600 0 21600 21600 0 21600 0 0 Z N"/></draw:custom-shape></text:p>
            </text:list-item>
            <text:list-item>
              <text:p text:style-name="P33">Verification Node</text:p>
              <text:p text:style-name="P45"><text:span text:style-name="T143">Proposed sample value: </text:span><text:span text:style-name="T118">sum of the samples of other three nodes </text:span></text:p>
              <text:p text:style-name="P54"/>
            </text:list-item>
          </text:list>
        </text:list-item>
      </text:list>
      <text:list xml:id="list2412678365515369415" text:style-name="L8">
        <text:list-item>
          <text:list>
            <text:list-header>
              <text:p text:style-name="P50">For the integrity of the system the verification node should reach full contribution if the other three nodes have reached full contribution too. This will only happen for a person who has the highest possible rating from each source with at least sample sources in each node. So a trust quotient of 1000 is almost impossible to reach.</text:p>
            </text:list-header>
          </text:list>
        </text:list-item>
      </text:list>
      <text:list xml:id="list115616641924601" text:continue-list="list115616701539282" text:style-name="L2">
        <text:list-item>
          <text:list>
            <text:list-header>
              <text:p text:style-name="P36"><draw:custom-shape text:anchor-type="paragraph" draw:z-index="51" draw:name="Shape6" draw:style-name="gr29" draw:text-style-name="P164" svg:width="7.3335in" svg:height="1.1776in" svg:x="-0.3154in" svg:y="0.1661in"><text:p text:style-name="P163"><text:span text:style-name="T185">Proposition 2</text:span><text:span text:style-name="T186"> </text:span></text:p><draw:enhanced-geometry svg:viewBox="0 0 21600 21600" draw:mirror-horizontal="false" draw:mirror-vertical="false" draw:type="rectangle" draw:enhanced-path="M 0 0 L 21600 0 21600 21600 0 21600 0 0 Z N"/></draw:custom-shape></text:p>
            </text:list-header>
            <text:list-item>
              <text:p text:style-name="P33">Performance Node</text:p>
              <text:p text:style-name="P51">Proposed sample value: <text:span text:style-name="T116">30 </text:span><text:span text:style-name="T119">or higher</text:span></text:p>
              <text:p text:style-name="P55"/>
              <text:p text:style-name="P51">The performance node sources might be companies and individuals rather than open communities. <text:span text:style-name="T144">The rules according to which values from those sources will be delivered have yet to be evaluated and will require results from work in progress. </text:span></text:p>
              <text:p text:style-name="P52"/>
              <text:p text:style-name="P52"><draw:custom-shape text:anchor-type="paragraph" draw:z-index="60" draw:name="Shape6" draw:style-name="gr35" draw:text-style-name="P164" svg:width="7.2823in" svg:height="0.9488in" svg:x="-0.3465in" svg:y="-0.239in"><text:p text:style-name="P163"><text:span text:style-name="T185">Proposition 2</text:span><text:span text:style-name="T186"> </text:span></text:p><draw:enhanced-geometry svg:viewBox="0 0 21600 21600" draw:mirror-horizontal="false" draw:mirror-vertical="false" draw:type="rectangle" draw:enhanced-path="M 0 0 L 21600 0 21600 21600 0 21600 0 0 Z N"/></draw:custom-shape><text:soft-page-break/>A high sample value for this node is necessary because a TiiQu member might get a lot of assignments through the TiiQu platform and therefore a lot of performance ratings. </text:p>
              <text:p text:style-name="P39"/>
            </text:list-item>
            <text:list-item>
              <text:p text:style-name="P33">Reputation Node</text:p>
              <text:p text:style-name="P52">Sample: <text:span text:style-name="T116">10</text:span></text:p>
              <text:p text:style-name="P52"/>
              <text:p text:style-name="P52">The reputation node sources will be open professional communities mostly. Getting full reputation ratings from 10 such sources to get full contribution to this node is an unlikely but realistic scenario.</text:p>
            </text:list-item>
          </text:list>
        </text:list-item>
      </text:list>
      <text:list xml:id="list258559476692867887" text:style-name="L9">
        <text:list-item>
          <text:list>
            <text:list-header>
              <text:p text:style-name="P26"/>
            </text:list-header>
          </text:list>
        </text:list-item>
      </text:list>
      <text:list xml:id="list115615907819754" text:continue-list="list115616641924601" text:style-name="L2">
        <text:list-header>
          <text:p text:style-name="P27"/>
        </text:list-header>
        <text:list-item>
          <text:p text:style-name="P86"><text:span text:style-name="T16">Weight</text:span><text:span text:style-name="T17">s </text:span><text:span text:style-name="T32"><text:s/></text:span><text:span text:style-name="T30">(→</text:span><text:span text:style-name="T33"> CH</text:span><text:span text:style-name="T30">N)</text:span><text:span text:style-name="T32"> <text:s/></text:span></text:p>
          <text:p text:style-name="P105"><text:span text:style-name="T133">W</text:span>eights have an impact on the contribution <text:span text:style-name="T134">of the child node’s value to the value of the node. They represent how much impact a source is allowed to have on the trust quotient.</text:span></text:p>
          <text:p text:style-name="P108"/>
        </text:list-item>
      </text:list>
      <text:list xml:id="list4171778554267892351" text:style-name="L10">
        <text:list-item>
          <text:list>
            <text:list-item>
              <text:p text:style-name="P115">Node weights are fixed. <text:s/></text:p>
            </text:list-item>
            <text:list-item>
              <text:p text:style-name="P115">Child node weights are fixed if their values are within a likewise fixed range. </text:p>
            </text:list-item>
            <text:list-item>
              <text:p text:style-name="P115">Child node weights are dynamically computed if their value range is limitless.</text:p>
            </text:list-item>
          </text:list>
        </text:list-item>
      </text:list>
      <text:list xml:id="list115616393856633" text:continue-list="list115615907819754" text:style-name="L2">
        <text:list-header>
          <text:p text:style-name="P121"/>
        </text:list-header>
      </text:list>
      <text:list xml:id="list8450656872672074998" text:style-name="L11">
        <text:list-item>
          <text:list>
            <text:list-item>
              <text:p text:style-name="P83">Identity Node</text:p>
              <text:p text:style-name="P22">The identity <text:span text:style-name="T145">child </text:span>node’<text:span text:style-name="T145">s</text:span> <text:span text:style-name="T145">weights are fixed. Their values are either 1 for confirmed or 0 for not confirmed.</text:span></text:p>
              <text:p text:style-name="P22"><draw:custom-shape text:anchor-type="paragraph" draw:z-index="52" draw:name="Shape6" draw:style-name="gr30" draw:text-style-name="P165" svg:width="7.3441in" svg:height="1.4276in" svg:x="-0.3047in" svg:y="0.1339in"><text:p text:style-name="P163"><text:span text:style-name="T185">Proposition 3</text:span><text:span text:style-name="T186"> </text:span></text:p><draw:enhanced-geometry svg:viewBox="0 0 21600 21600" draw:mirror-horizontal="false" draw:mirror-vertical="false" draw:type="rectangle" draw:enhanced-path="M 0 0 L 21600 0 21600 21600 0 21600 0 0 Z N"/></draw:custom-shape></text:p>
            </text:list-item>
            <text:list-item>
              <text:p text:style-name="P34">Verification Node</text:p>
              <text:p text:style-name="P46"><text:span text:style-name="T140">The verification child node’s are considered weightless. In fact weights are only there to count the verifications coming from a source. To stay constant in the algorithm’s computations we set a neutral weight to </text:span><text:span text:style-name="T14">100/sample </text:span><text:span text:style-name="T15">= 100/sum of other three node’s samples</text:span><text:span text:style-name="T126">.</text:span><text:span text:style-name="T140"> In the above example this would be </text:span><text:span text:style-name="T14">100/42</text:span><text:span text:style-name="T140">. Stack Overflow contributes to the identity and the reputation node, therefore its value is </text:span><text:span text:style-name="T14">2*100/42</text:span><text:span text:style-name="T140">. </text:span></text:p>
              <text:p text:style-name="P37"/>
            </text:list-item>
            <text:list-item>
              <text:p text:style-name="P34"><draw:custom-shape text:anchor-type="paragraph" draw:z-index="53" draw:name="Shape6" draw:style-name="gr31" draw:text-style-name="P165" svg:width="7.313in" svg:height="0.8752in" svg:x="-0.2736in" svg:y="0.0071in"><text:p text:style-name="P163"><text:span text:style-name="T185">Proposition 4</text:span><text:span text:style-name="T186"> </text:span></text:p><draw:enhanced-geometry svg:viewBox="0 0 21600 21600" draw:mirror-horizontal="false" draw:mirror-vertical="false" draw:type="rectangle" draw:enhanced-path="M 0 0 L 21600 0 21600 21600 0 21600 0 0 Z N"/></draw:custom-shape>Performance Node</text:p>
              <text:p text:style-name="P71"><text:span text:style-name="T92">The </text:span><text:span text:style-name="T91">handling of the performance node’s source’s weights has yet to be defined with work in progress. I propose </text:span><text:span text:style-name="T93">a</text:span><text:span text:style-name="T91"> correlation between weights and the time it took to fulfill a mission which is rated in a source.</text:span></text:p>
              <text:p text:style-name="P40"/>
            </text:list-item>
            <text:list-item>
              <text:p text:style-name="P34">Reputation Node</text:p>
              <text:p text:style-name="P116"><text:span text:style-name="T146">R</text:span>eputation source’s <text:span text:style-name="T146">weights can be fixed if the source delivers limited ratings or dynamically computed if the source delivers limitless values. </text:span></text:p>
              <text:p text:style-name="P116"/>
            </text:list-item>
          </text:list>
        </text:list-item>
      </text:list>
      <text:list xml:id="list115616726451428" text:continue-list="list115616393856633" text:style-name="L2">
        <text:list-header>
          <text:p text:style-name="P117">Some child node weights will become smaller if their ratings become older. This rule will apply to both dynamically computed and fixed weights.</text:p>
        </text:list-header>
      </text:list>
      <text:list xml:id="list115617086918120" text:continue-list="list4171778554267892351" text:style-name="L10">
        <text:list-header>
          <text:p text:style-name="P110"/>
        </text:list-header>
      </text:list>
      <text:list xml:id="list115615373627774" text:continue-list="list115616726451428" text:style-name="L2">
        <text:list-item>
          <text:p text:style-name="P89"><text:span text:style-name="T152">Range</text:span><text:span text:style-name="T16"> </text:span><text:span text:style-name="T26">and range unit</text:span><text:span text:style-name="T16"> </text:span><text:span text:style-name="T32"><text:s/></text:span><text:span text:style-name="T26">(→</text:span><text:span text:style-name="T33"> </text:span><text:span text:style-name="T34">CH</text:span><text:span text:style-name="T26">N)</text:span><text:span text:style-name="T32"> <text:s/></text:span></text:p>
          <text:p text:style-name="P94"><text:span text:style-name="T61">The range is delivered by a trust source </text:span><text:span text:style-name="T62">and can be binary, limited or limitless.</text:span></text:p>
        </text:list-item>
      </text:list>
      <text:list xml:id="list3342975320509701726" text:style-name="L12">
        <text:list-item>
          <text:list>
            <text:list-header>
              <text:p text:style-name="P129"><text:soft-page-break/>Definition: </text:p>
              <text:p text:style-name="P132"><text:span text:style-name="T59">Range unit</text:span><text:span text:style-name="T57"> </text:span><text:span text:style-name="T59">ru</text:span><text:span text:style-name="T58"> = </text:span><text:span text:style-name="T59">max(range) – min(range) (+1 if min(range)&gt;0)</text:span></text:p>
              <text:p text:style-name="P123"/>
            </text:list-header>
          </text:list>
        </text:list-item>
      </text:list>
      <text:list xml:id="list115615488457180" text:continue-list="list115615373627774" text:style-name="L2">
        <text:list-item>
          <text:p text:style-name="P89"><text:span text:style-name="T6">Child node v</text:span><text:span text:style-name="T5">alue</text:span><text:span text:style-name="T26"> (→</text:span><text:span text:style-name="T33"> </text:span><text:span text:style-name="T34">CHN</text:span><text:span text:style-name="T26">)</text:span><text:span text:style-name="T32"> </text:span></text:p>
          <text:p text:style-name="P96"><text:span text:style-name="T85">T</text:span><text:span text:style-name="T24">he child node value is the rating value delivered by the trust source. </text:span><text:span text:style-name="T84">There are various kinds of values:</text:span></text:p>
          <text:p text:style-name="P109"/>
        </text:list-item>
      </text:list>
      <text:list xml:id="list5011042966425096537" text:style-name="L13">
        <text:list-item>
          <text:list>
            <text:list-item>
              <text:p text:style-name="P118">Binary values <text:s/></text:p>
            </text:list-item>
            <text:list-item>
              <text:p text:style-name="P118"><text:span text:style-name="T133">V</text:span>alues within limited ranges</text:p>
            </text:list-item>
            <text:list-item>
              <text:p text:style-name="P118">Limitless values </text:p>
              <text:p text:style-name="P122"/>
            </text:list-item>
          </text:list>
        </text:list-item>
      </text:list>
      <text:list xml:id="list115615828909614" text:continue-list="list115615488457180" text:style-name="L2">
        <text:list-header>
          <text:p text:style-name="P106">Limitless values have to be handled in special ways because neither a range unit or a percentage (described in next section) can be computed.</text:p>
          <text:p text:style-name="P111"><text:s/></text:p>
        </text:list-header>
        <text:list-item>
          <text:p text:style-name="P89"><text:span text:style-name="T26">Percentage (→</text:span><text:span text:style-name="T33"> </text:span><text:span text:style-name="T34">CH</text:span><text:span text:style-name="T26">N)</text:span><text:span text:style-name="T32"> </text:span></text:p>
          <text:p text:style-name="P97"><text:span text:style-name="T24">The percentage </text:span><text:span text:style-name="T44">P</text:span><text:span text:style-name="T24"> expresses how much of the highest possible rating a TiiQu member has achieved in a trust source. For the identity and the verification node </text:span><text:span text:style-name="T44">P</text:span><text:span text:style-name="T24"> is naturally </text:span><text:span text:style-name="T44">1</text:span><text:span text:style-name="T24"> for confirmed verifications.</text:span></text:p>
        </text:list-item>
      </text:list>
      <text:list xml:id="list5569934864270067516" text:style-name="L14">
        <text:list-item>
          <text:list>
            <text:list-header>
              <text:p text:style-name="P131">Definition: </text:p>
              <text:p text:style-name="P142"><text:span text:style-name="T57">Percentage P</text:span><text:span text:style-name="T58"> = </text:span><text:span text:style-name="T59">child node </text:span><text:span text:style-name="T57">value/range unit</text:span></text:p>
              <text:p text:style-name="P124"/>
            </text:list-header>
          </text:list>
        </text:list-item>
      </text:list>
      <text:list xml:id="list115617078378779" text:continue-list="list115615828909614" text:style-name="L2">
        <text:list-item>
          <text:p text:style-name="P91"><text:span text:style-name="T16">Weight</text:span><text:span text:style-name="T18">ing </text:span><text:span text:style-name="T29">Ratio</text:span><text:span text:style-name="T26"> </text:span><text:span text:style-name="T30">(→</text:span><text:span text:style-name="T33"> </text:span><text:span text:style-name="T34">N</text:span><text:span text:style-name="T30">)</text:span></text:p>
          <text:p text:style-name="P107">The weight<text:span text:style-name="T138">ing ratio</text:span> <text:span text:style-name="T104">w</text:span><text:span text:style-name="T105">r</text:span><text:span text:style-name="T94"> </text:span>does have <text:span text:style-name="T137">a normalizing</text:span> impact <text:span text:style-name="T139">according to the number of child nodes. If the number of child nodes exceeds the nodes’s fixed sample value, more child nodes won’t have an additional impact on the node’s value anymore.</text:span></text:p>
          <text:list>
            <text:list-header>
              <text:p text:style-name="P125">Definition:</text:p>
              <text:p text:style-name="P119"><text:span text:style-name="T108">w</text:span><text:span text:style-name="T110">r</text:span><text:span text:style-name="T109"> </text:span><text:span text:style-name="T108">= 1 if </text:span><text:span text:style-name="T110"># child nodes</text:span><text:span text:style-name="T108"> </text:span><text:span text:style-name="T110">&gt;= sample or sample == 0</text:span><text:span text:style-name="T108"> <text:s/></text:span></text:p>
              <text:p text:style-name="P120"><text:span text:style-name="T108">else w</text:span><text:span text:style-name="T110">r</text:span><text:span text:style-name="T108"> = </text:span><text:span text:style-name="T110"># child nodes</text:span><text:span text:style-name="T108"> /</text:span><text:span text:style-name="T110"> sample</text:span></text:p>
              <text:list>
                <text:list-header>
                  <text:p text:style-name="P126"/>
                </text:list-header>
              </text:list>
            </text:list-header>
          </text:list>
        </text:list-item>
        <text:list-item>
          <text:p text:style-name="P91"><text:span text:style-name="T16">Weight </text:span><text:span text:style-name="T26">Value </text:span><text:span text:style-name="T30">(→</text:span><text:span text:style-name="T33"> </text:span><text:span text:style-name="T34">N</text:span><text:span text:style-name="T30">)</text:span></text:p>
          <text:p text:style-name="P98">The weight value <text:span text:style-name="T104">wv</text:span><text:span text:style-name="T95"> </text:span><text:span text:style-name="T137">expresses the percental contribution of weighed child nodes with values in relation to all weighed child nodes, if the sum of all weights exceed 100. In the case of the sum of weights being smaller than or equal 100 it has no influence.</text:span></text:p>
        </text:list-item>
      </text:list>
      <text:list xml:id="list5336917551112358226" text:style-name="L15">
        <text:list-item>
          <text:list>
            <text:list-header>
              <text:p text:style-name="P143"><text:span text:style-name="T111">Definition </text:span><text:span text:style-name="T112">1</text:span><text:span text:style-name="T111">: </text:span></text:p>
              <text:p text:style-name="P143"><text:span text:style-name="T107">w</text:span><text:span text:style-name="T94">v </text:span><text:span text:style-name="T107">= 1 if sum(weights) &lt; 100 else wv =sum(weights/100)</text:span></text:p>
              <text:list>
                <text:list-header>
                  <text:p text:style-name="P130"/>
                  <text:p text:style-name="P133"><draw:custom-shape text:anchor-type="paragraph" draw:z-index="45" draw:name="Shape5" draw:style-name="gr27" draw:text-style-name="P161" svg:width="0.4689in" svg:height="0.2815in" svg:x="0.5075in" svg:y="0.1756in"><text:p text:style-name="P145"><text:span text:style-name="T183">⇔</text:span></text:p><draw:enhanced-geometry svg:viewBox="0 0 21600 21600" draw:type="rectangle" draw:enhanced-path="M 0 0 L 21600 0 21600 21600 0 21600 0 0 Z N"/></draw:custom-shape><text:span text:style-name="T99">sum(WP) </text:span><text:span text:style-name="T98">= </text:span><text:span text:style-name="T97">((</text:span><text:span text:style-name="T98">P</text:span><text:span text:style-name="T136">0 </text:span><text:span text:style-name="T98">* weight </text:span><text:span text:style-name="T136">0 </text:span><text:span text:style-name="T98">* (wr/wv)</text:span><text:span text:style-name="T97">) </text:span><text:span text:style-name="T98">+ … + </text:span><text:span text:style-name="T97">(</text:span><text:span text:style-name="T98">P</text:span><text:span text:style-name="T136">n </text:span><text:span text:style-name="T98">* weight </text:span><text:span text:style-name="T136">n </text:span><text:span text:style-name="T98">* (wr/wv)</text:span><text:span text:style-name="T97">) </text:span></text:p>
                  <text:p text:style-name="P133"><draw:custom-shape text:anchor-type="paragraph" draw:z-index="46" draw:name="Shape5" draw:style-name="gr27" draw:text-style-name="P161" svg:width="0.4689in" svg:height="0.2815in" svg:x="0.5075in" svg:y="0.1862in"><text:p text:style-name="P145"><text:span text:style-name="T183">⇔</text:span></text:p><draw:enhanced-geometry svg:viewBox="0 0 21600 21600" draw:type="rectangle" draw:enhanced-path="M 0 0 L 21600 0 21600 21600 0 21600 0 0 Z N"/></draw:custom-shape><text:span text:style-name="T99">sum(WP) </text:span><text:span text:style-name="T97">= ( (</text:span><text:span text:style-name="T98">P</text:span><text:span text:style-name="T136">0 </text:span><text:span text:style-name="T98">* weight </text:span><text:span text:style-name="T136">0 </text:span><text:span text:style-name="T97"><text:s/></text:span><text:span text:style-name="T98">+ … + P</text:span><text:span text:style-name="T136">n </text:span><text:span text:style-name="T98">* weight </text:span><text:span text:style-name="T136">n </text:span><text:span text:style-name="T97">) * </text:span><text:span text:style-name="T102">wr </text:span><text:span text:style-name="T100">/ wv</text:span><text:span text:style-name="T101">)</text:span><text:span text:style-name="T100"> </text:span></text:p>
                  <text:p text:style-name="P134"><text:span text:style-name="T39">sum(WP) </text:span><text:span text:style-name="T40">= ( (</text:span><text:span text:style-name="T41">P</text:span><text:span text:style-name="T66">0 </text:span><text:span text:style-name="T41">* weight </text:span><text:span text:style-name="T66">0 </text:span><text:span text:style-name="T40"><text:s/></text:span><text:span text:style-name="T41">+ … + P</text:span><text:span text:style-name="T66">n </text:span><text:span text:style-name="T41">* weight </text:span><text:span text:style-name="T66">n </text:span><text:span text:style-name="T40">) * </text:span><text:span text:style-name="T42">wr</text:span><text:span text:style-name="T43">)</text:span><text:span text:style-name="T41"> </text:span><text:span text:style-name="T40">/ </text:span><text:span text:style-name="T41">wv</text:span><text:span text:style-name="T69"> </text:span></text:p>
                  <text:p text:style-name="P128"/>
                </text:list-header>
              </text:list>
            </text:list-header>
          </text:list>
        </text:list-item>
      </text:list>
      <text:list xml:id="list115616504294818" text:continue-list="list115617078378779" text:style-name="L2">
        <text:list-header>
          <text:p text:style-name="P99">For the identity node, <text:span text:style-name="T148">where</text:span> all percentages<text:span text:style-name="T96"> P</text:span> <text:span text:style-name="T148">and the weighting ratio </text:span><text:span text:style-name="T103">wr</text:span><text:span text:style-name="T148"> </text:span>equal <text:span text:style-name="T96">1 </text:span><text:span text:style-name="T147">we get</text:span></text:p>
          <text:list>
            <text:list-item>
              <text:list>
                <text:list-header>
                  <text:p text:style-name="P135"><draw:custom-shape text:anchor-type="paragraph" draw:z-index="43" draw:name="Shape5" draw:style-name="gr27" draw:text-style-name="P161" svg:width="0.4689in" svg:height="0.2815in" svg:x="0.5075in" svg:y="0.1756in"><text:p text:style-name="P145"><text:span text:style-name="T183">⇔</text:span></text:p><draw:enhanced-geometry svg:viewBox="0 0 21600 21600" draw:type="rectangle" draw:enhanced-path="M 0 0 L 21600 0 21600 21600 0 21600 0 0 Z N"/></draw:custom-shape><text:span text:style-name="T45">sum(WP) </text:span><text:span text:style-name="T46">= ( (</text:span><text:span text:style-name="T47">P</text:span><text:span text:style-name="T65">0 </text:span><text:span text:style-name="T47">* weight </text:span><text:span text:style-name="T65">0 </text:span><text:span text:style-name="T46"><text:s/></text:span><text:span text:style-name="T47">+ … + P</text:span><text:span text:style-name="T65">n </text:span><text:span text:style-name="T47">* weight </text:span><text:span text:style-name="T65">n </text:span><text:span text:style-name="T46">) * </text:span><text:span text:style-name="T49">wr</text:span><text:span text:style-name="T46"> / </text:span><text:span text:style-name="T47">wv</text:span></text:p>
                  <text:p text:style-name="P135"><draw:custom-shape text:anchor-type="paragraph" draw:z-index="44" draw:name="Shape5" draw:style-name="gr27" draw:text-style-name="P161" svg:width="0.4689in" svg:height="0.2815in" svg:x="0.5075in" svg:y="0.1862in"><text:p text:style-name="P145"><text:span text:style-name="T183">⇔</text:span></text:p><draw:enhanced-geometry svg:viewBox="0 0 21600 21600" draw:type="rectangle" draw:enhanced-path="M 0 0 L 21600 0 21600 21600 0 21600 0 0 Z N"/></draw:custom-shape><text:span text:style-name="T45">sum(WP) </text:span><text:span text:style-name="T46">= ( (</text:span><text:span text:style-name="T50">1</text:span><text:span text:style-name="T65"> </text:span><text:span text:style-name="T47">* weight </text:span><text:span text:style-name="T65">0 </text:span><text:span text:style-name="T46"><text:s/></text:span><text:span text:style-name="T47">+ … + </text:span><text:span text:style-name="T50">1</text:span><text:span text:style-name="T65"> </text:span><text:span text:style-name="T47">* weight </text:span><text:span text:style-name="T65">n </text:span><text:span text:style-name="T46">) * </text:span><text:span text:style-name="T51">1</text:span><text:span text:style-name="T52">)</text:span><text:span text:style-name="T46"> / </text:span><text:span text:style-name="T47">wv</text:span></text:p>
                  <text:p text:style-name="P135"><text:span text:style-name="T45">sum(WP) </text:span><text:span text:style-name="T46">= (</text:span><text:span text:style-name="T47">weight </text:span><text:span text:style-name="T65">0 </text:span><text:span text:style-name="T46"><text:s/></text:span><text:span text:style-name="T47">+ … + weight </text:span><text:span text:style-name="T65">n </text:span><text:span text:style-name="T46">) / </text:span><text:span text:style-name="T47">wv</text:span><text:span text:style-name="T68"> </text:span></text:p>
                  <text:p text:style-name="P138"><draw:custom-shape text:anchor-type="paragraph" draw:z-index="47" draw:name="Shape5" draw:style-name="gr28" draw:text-style-name="P161" svg:width="0.4689in" svg:height="0.185in" svg:x="0.5075in" svg:y="0.0098in"><text:p text:style-name="P145"><text:span text:style-name="T183">⇔</text:span></text:p><draw:enhanced-geometry svg:viewBox="0 0 21600 21600" draw:type="rectangle" draw:enhanced-path="M 0 0 L 21600 0 21600 21600 0 21600 0 0 Z N"/></draw:custom-shape><text:span text:style-name="T45">sum(WP) </text:span><text:span text:style-name="T46">= ( </text:span><text:span text:style-name="T48">sum of </text:span><text:span text:style-name="T47">weight</text:span><text:span text:style-name="T48">s)</text:span><text:span text:style-name="T47"> </text:span><text:span text:style-name="T46">/ </text:span><text:span text:style-name="T48">(sum of weights/100) </text:span><text:span text:style-name="T46">= <text:s/></text:span><text:span text:style-name="T51">1</text:span><text:span text:style-name="T47"> </text:span><text:span text:style-name="T46">/ </text:span><text:span text:style-name="T49">(</text:span><text:span text:style-name="T51">1</text:span><text:span text:style-name="T68">/</text:span><text:span text:style-name="T70">100</text:span><text:span text:style-name="T72">) </text:span><text:span text:style-name="T73">= 100</text:span></text:p>
                </text:list-header>
              </text:list>
            </text:list-item>
          </text:list>
          <text:p text:style-name="P102"><draw:custom-shape text:anchor-type="paragraph" draw:z-index="62" draw:name="Shape5" draw:style-name="gr27" draw:text-style-name="P161" svg:width="0.4689in" svg:height="0.2815in" svg:x="2.2783in" svg:y="0.5945in"><text:p text:style-name="P145"><text:span text:style-name="T183">⇔</text:span></text:p><draw:enhanced-geometry svg:viewBox="0 0 21600 21600" draw:type="rectangle" draw:enhanced-path="M 0 0 L 21600 0 21600 21600 0 21600 0 0 Z N"/></draw:custom-shape><text:soft-page-break/><text:span text:style-name="T83">I</text:span><text:span text:style-name="T71">f the sum of the weights increase and not all child node’s values are confirmed, the value to delivered parent node will become smaller. Consider the identity node in the above example:</text:span></text:p>
          <text:list>
            <text:list-item>
              <text:list>
                <text:list-header>
                  <text:p text:style-name="P139"><text:span text:style-name="T45">sum(</text:span><text:span text:style-name="T53">weights</text:span><text:span text:style-name="T45">) </text:span><text:span text:style-name="T46">= </text:span><text:span text:style-name="T53">110 <text:s text:c="8"/>wv = 1.1 <text:s/>then</text:span></text:p>
                  <text:p text:style-name="P136"><text:span text:style-name="T53">identity node value = </text:span><text:span text:style-name="T54">110/1.1*10 = </text:span><text:span text:style-name="T53">1000 <text:s/>if all child nodes confirmed</text:span></text:p>
                  <text:p text:style-name="P140"><text:span text:style-name="T74">identi</text:span><text:span text:style-name="T75">t</text:span><text:span text:style-name="T74">y node value = </text:span><text:span text:style-name="T75">105/1.1*10 = 954.54 if credit agency and university confirmed </text:span></text:p>
                </text:list-header>
              </text:list>
            </text:list-item>
          </text:list>
          <text:p text:style-name="P100"><draw:custom-shape text:anchor-type="paragraph" draw:z-index="61" draw:name="Shape5" draw:style-name="gr27" draw:text-style-name="P161" svg:width="0.4689in" svg:height="0.2815in" svg:x="2.3098in" svg:y="0.2154in"><text:p text:style-name="P145"><text:span text:style-name="T183">⇔</text:span></text:p><draw:enhanced-geometry svg:viewBox="0 0 21600 21600" draw:type="rectangle" draw:enhanced-path="M 0 0 L 21600 0 21600 21600 0 21600 0 0 Z N"/></draw:custom-shape><text:span text:style-name="T77">Now let us change the weight of the Stackoverflow from 5 to 15</text:span><text:span text:style-name="T76">:</text:span></text:p>
          <text:list>
            <text:list-item>
              <text:list>
                <text:list-header>
                  <text:p text:style-name="P139"><text:span text:style-name="T45">sum(</text:span><text:span text:style-name="T53">weights</text:span><text:span text:style-name="T45">) </text:span><text:span text:style-name="T46">= </text:span><text:span text:style-name="T53">1</text:span><text:span text:style-name="T54">2</text:span><text:span text:style-name="T53">0 <text:s text:c="8"/>wv = 1.</text:span><text:span text:style-name="T54">2</text:span><text:span text:style-name="T53"> <text:s/>then</text:span></text:p>
                  <text:p text:style-name="P136"><text:span text:style-name="T53">identity node value = </text:span><text:span text:style-name="T54">120/1.2*10 = </text:span><text:span text:style-name="T53">1000 <text:s/>if all child nodes <text:s/>confirmed</text:span></text:p>
                  <text:p text:style-name="P137"><text:span text:style-name="T54">identity node value = 1</text:span><text:span text:style-name="T55">0</text:span><text:span text:style-name="T54">5/1.2*10 = </text:span><text:span text:style-name="T55">875</text:span><text:span text:style-name="T54"> if credit agency and university confirmed</text:span></text:p>
                  <text:p text:style-name="P127"><draw:custom-shape text:anchor-type="paragraph" draw:z-index="63" draw:name="Shape6" draw:style-name="gr36" draw:text-style-name="P165" svg:width="7.3543in" svg:height="5.3232in" svg:x="-0.2736in" svg:y="0.0055in"><text:p text:style-name="P163"><text:span text:style-name="T185">Proposition 5</text:span><text:span text:style-name="T186"> </text:span></text:p><draw:enhanced-geometry svg:viewBox="0 0 21600 21600" draw:mirror-horizontal="false" draw:mirror-vertical="false" draw:type="rectangle" draw:enhanced-path="M 0 0 L 21600 0 21600 21600 0 21600 0 0 Z N"/></draw:custom-shape></text:p>
                </text:list-header>
              </text:list>
            </text:list-item>
          </text:list>
          <text:p text:style-name="P92"><text:span text:style-name="T78">So if the sum of the weights increase, the delivered parent node’s value will </text:span><text:span text:style-name="T79">diminish</text:span><text:span text:style-name="T78"> </text:span><text:span text:style-name="T79">due</text:span><text:span text:style-name="T78"> the </text:span><text:span text:style-name="T79">diminished </text:span><text:span text:style-name="T78">contribution of the confirmed nodes. </text:span><text:span text:style-name="T81">To avoid such a behaviour, only child nodes with ratings should be considered. In the above example we would get would get a maximal identity node value of 1000 for both cases in which only the credit agency and university confirmed. That is appropriate because more that 100% of confi</text:span><text:span text:style-name="T80">r</text:span><text:span text:style-name="T81">mation has been achieved anyway.</text:span></text:p>
          <text:p text:style-name="P104"><text:span text:style-name="T78"/></text:p>
          <text:p text:style-name="P113">Considering the same case with child nodes having ranges of values, an additional child node will lower the node's value, if the percentage ***P*** of this child node is lower than the average of all other percentages in the same node.</text:p>
          <text:p text:style-name="P114"/>
          <text:p text:style-name="P113">So we will have to think about a mechanism that prevents TiiQu members with more child nodes from getting lower values than TiiQu members with less child nodes in the case of dynamically added child nodes and the sum of all child node’s weights over 100.</text:p>
          <text:p text:style-name="P114"/>
          <text:p text:style-name="P113">A way to handle this weakness would be to give TiiQu members the possibility to activate and deactivate trust sources and chose an optimal trust quotient as soon as they have exceeded a weight sum of 100 in a node. They could decide themselves when they want to publish rust source contributions to the TiiQu community. Like this they could not cheat, but configure their own verified ratings in a desired way. This approach might also be a good base for GDPR compliance in the context of the TQ algorithm.</text:p>
          <text:p text:style-name="P114"/>
          <text:p text:style-name="P113">Another TiiQu controlled way to handle this weakness would be to only accept the contribution of an additional child node, if it does not lower the value ogf the node.</text:p>
        </text:list-header>
      </text:list>
      <text:p text:style-name="P112"/>
      <text:list xml:id="list115616231320736" text:continue-numbering="true" text:style-name="L2">
        <text:list-item>
          <text:p text:style-name="P87"><text:span text:style-name="T16">Weighted</text:span><text:span text:style-name="T130"> </text:span><text:span text:style-name="T26">Percentage </text:span><text:span text:style-name="T30">(→</text:span><text:span text:style-name="T33"> </text:span><text:span text:style-name="T34">CHN</text:span><text:span text:style-name="T30">)</text:span><text:span text:style-name="T128"> </text:span></text:p>
          <text:p text:style-name="P88"><text:span text:style-name="T38">WP</text:span> on a child node has the following impact:</text:p>
          <text:p text:style-name="P103"/>
        </text:list-item>
      </text:list>
      <text:list xml:id="list7179828068517539660" text:style-name="L16">
        <text:list-item>
          <text:list>
            <text:list-item>
              <text:p text:style-name="P85"><text:span text:style-name="T88">M</text:span><text:span text:style-name="T87">ore child nodes have a positive </text:span><text:span text:style-name="T89">effe</text:span><text:span text:style-name="T87">ct on </text:span><text:span text:style-name="T90">the </text:span><text:span text:style-name="T60">WP </text:span><text:span text:style-name="T90">of a </text:span><text:span text:style-name="T87"><text:s/>single child node because of </text:span></text:p>
              <text:list>
                <text:list-item>
                  <text:list>
                    <text:list-header>
                      <text:p text:style-name="P72"><draw:custom-shape text:anchor-type="paragraph" draw:z-index="41" draw:name="Shape5" draw:style-name="gr27" draw:text-style-name="P160" svg:width="0.4689in" svg:height="0.2815in" svg:x="0.7783in" svg:y="0.1508in"><text:p text:style-name="P145"><text:span text:style-name="T183">⇔</text:span></text:p><draw:enhanced-geometry svg:viewBox="0 0 21600 21600" draw:type="rectangle" draw:enhanced-path="M 0 0 L 21600 0 21600 21600 0 21600 0 0 Z N"/></draw:custom-shape><text:span text:style-name="T12">WP = P * weight * (</text:span><text:span text:style-name="T120">wr</text:span><text:span text:style-name="T4"> </text:span><text:span text:style-name="T12">/ wv)</text:span></text:p>
                    </text:list-header>
                  </text:list>
                </text:list-item>
              </text:list>
              <text:p text:style-name="P73"><text:span text:style-name="T12"><text:tab/> <text:s text:c="5"/>WP = P * weight * (</text:span><text:span text:style-name="T120"># child nodes / sample</text:span><text:span text:style-name="T12"> / </text:span><text:span text:style-name="T13">wv</text:span><text:span text:style-name="T12">)</text:span></text:p>
              <text:p text:style-name="P93">E.g. the reputation node delivered </text:p>
              <text:list text:continue-numbering="true">
                <text:list-header>
                  <text:p text:style-name="P76">- a value of 3<text:span text:style-name="T113">8</text:span>.14 with 2 child nodes</text:p>
                  <text:p text:style-name="P76">- a value of <text:span text:style-name="T114">66.21 with 3 child nodes (+ 73 %)</text:span></text:p>
                </text:list-header>
              </text:list>
              <text:p text:style-name="P93"><text:soft-page-break/><text:span text:style-name="T123">even though the third child node’s contribution to the sum of </text:span><text:span text:style-name="T106">WP</text:span><text:span text:style-name="T123"> is only <text:s/></text:span></text:p>
              <text:list text:continue-numbering="true">
                <text:list-header>
                  <text:p text:style-name="P141"><text:span text:style-name="T97">(((4.8 + 0.921 + 0.9) / (4.8 + 0.921)) - 1)% = 15,7 %</text:span><text:span text:style-name="T125"> </text:span></text:p>
                </text:list-header>
              </text:list>
              <text:p text:style-name="P28">If the number of child nodes has reached the sample value, this <text:span text:style-name="T156">effect</text:span> stays constant.</text:p>
              <text:p text:style-name="P28"/>
            </text:list-item>
            <text:list-item>
              <text:p text:style-name="P29">If the sum of the weights <text:span text:style-name="T157">is smaller or equal 100, the weighted percentage expresses the value percentage scaled by the weight and the share of minimally expected child nodes for a full contribution.</text:span></text:p>
              <text:p text:style-name="P56"/>
              <text:list>
                <text:list-item>
                  <text:list>
                    <text:list-header>
                      <text:p text:style-name="P74"><draw:custom-shape text:anchor-type="paragraph" draw:z-index="55" draw:name="Shape5" draw:style-name="gr27" draw:text-style-name="P161" svg:width="0.4689in" svg:height="0.2815in" svg:x="0.7783in" svg:y="0.139in"><text:p text:style-name="P145"><text:span text:style-name="T183">⇔</text:span></text:p><draw:enhanced-geometry svg:viewBox="0 0 21600 21600" draw:type="rectangle" draw:enhanced-path="M 0 0 L 21600 0 21600 21600 0 21600 0 0 Z N"/></draw:custom-shape><text:span text:style-name="T12">WP = P * weight * (</text:span><text:span text:style-name="T25">wr </text:span><text:span text:style-name="T12">/ </text:span><text:span text:style-name="T120">wv</text:span><text:span text:style-name="T12">)</text:span></text:p>
                    </text:list-header>
                  </text:list>
                </text:list-item>
              </text:list>
              <text:p text:style-name="P77"><draw:custom-shape text:anchor-type="paragraph" draw:z-index="57" draw:name="Shape5" draw:style-name="gr27" draw:text-style-name="P161" svg:width="0.4689in" svg:height="0.2815in" svg:x="0.7783in" svg:y="0.1453in"><text:p text:style-name="P145"><text:span text:style-name="T183">⇔</text:span></text:p><draw:enhanced-geometry svg:viewBox="0 0 21600 21600" draw:type="rectangle" draw:enhanced-path="M 0 0 L 21600 0 21600 21600 0 21600 0 0 Z N"/></draw:custom-shape><text:span text:style-name="T124"><text:tab/> <text:s text:c="5"/>WP = P * weight * (</text:span><text:span text:style-name="T67">wr</text:span><text:span text:style-name="T124"> / </text:span><text:span text:style-name="T122">1</text:span><text:span text:style-name="T124">)</text:span></text:p>
              <text:list>
                <text:list-item>
                  <text:list>
                    <text:list-header>
                      <text:p text:style-name="P78"><text:span text:style-name="T124">WP = P * weight * (</text:span><text:span text:style-name="T67">wr</text:span><text:span text:style-name="T124">)</text:span></text:p>
                    </text:list-header>
                  </text:list>
                </text:list-item>
              </text:list>
              <text:p text:style-name="P28"/>
            </text:list-item>
            <text:list-item>
              <text:p text:style-name="P30">If the sum of the weights <text:span text:style-name="T135">exceeds 100, the impact of the weighted percentage gets mitigated.</text:span></text:p>
              <text:p text:style-name="P30"/>
              <text:p text:style-name="P57"/>
              <text:list>
                <text:list-item>
                  <text:list>
                    <text:list-header>
                      <text:p text:style-name="P75"><draw:custom-shape text:anchor-type="paragraph" draw:z-index="42" draw:name="Shape5" draw:style-name="gr27" draw:text-style-name="P161" svg:width="0.4689in" svg:height="0.2815in" svg:x="0.7783in" svg:y="0.139in"><text:p text:style-name="P145"><text:span text:style-name="T183">⇔</text:span></text:p><draw:enhanced-geometry svg:viewBox="0 0 21600 21600" draw:type="rectangle" draw:enhanced-path="M 0 0 L 21600 0 21600 21600 0 21600 0 0 Z N"/></draw:custom-shape><text:span text:style-name="T12">WP = P * weight * (</text:span><text:span text:style-name="T25">wr </text:span><text:span text:style-name="T12">/ </text:span><text:span text:style-name="T120">wv</text:span><text:span text:style-name="T12">)</text:span></text:p>
                    </text:list-header>
                  </text:list>
                </text:list-item>
              </text:list>
              <text:p text:style-name="P79"><draw:custom-shape text:anchor-type="paragraph" draw:z-index="56" draw:name="Shape5" draw:style-name="gr27" draw:text-style-name="P161" svg:width="0.4689in" svg:height="0.2815in" svg:x="0.7783in" svg:y="0.1346in"><text:p text:style-name="P145"><text:span text:style-name="T183">⇔</text:span></text:p><draw:enhanced-geometry svg:viewBox="0 0 21600 21600" draw:type="rectangle" draw:enhanced-path="M 0 0 L 21600 0 21600 21600 0 21600 0 0 Z N"/></draw:custom-shape><text:span text:style-name="T124"><text:tab/> <text:s text:c="5"/>WP = P * weight * (</text:span><text:span text:style-name="T67">wr</text:span><text:span text:style-name="T124"> / </text:span><text:span text:style-name="T121">sum(weights)/100</text:span><text:span text:style-name="T124">)</text:span></text:p>
              <text:list>
                <text:list-item>
                  <text:list>
                    <text:list-header>
                      <text:p text:style-name="P80"><text:span text:style-name="T124">WP </text:span><text:span text:style-name="T127">&lt;</text:span><text:span text:style-name="T124"> P * weight * (</text:span><text:span text:style-name="T67">wr</text:span><text:span text:style-name="T124">)</text:span></text:p>
                    </text:list-header>
                  </text:list>
                </text:list-item>
              </text:list>
            </text:list-item>
          </text:list>
        </text:list-item>
      </text:list>
      <text:p text:style-name="P4"/>
      <text:p text:style-name="P4"><draw:custom-shape text:anchor-type="paragraph" draw:z-index="59" draw:name="Shape6" draw:style-name="gr34" draw:text-style-name="P165" svg:width="7.3441in" svg:height="1.1634in" svg:x="-0.3047in" svg:y="0.1382in"><text:p text:style-name="P163"><text:span text:style-name="T185">Proposition 6</text:span><text:span text:style-name="T186"> </text:span></text:p><draw:enhanced-geometry svg:viewBox="0 0 21600 21600" draw:mirror-horizontal="false" draw:mirror-vertical="false" draw:type="rectangle" draw:enhanced-path="M 0 0 L 21600 0 21600 21600 0 21600 0 0 Z N"/></draw:custom-shape></text:p>
      <text:list xml:id="list115615129278456" text:continue-list="list115616231320736" text:style-name="L2">
        <text:list-item>
          <text:p text:style-name="P90"><text:span text:style-name="T7"><text:s/></text:span><text:span text:style-name="T8">Limitless </text:span><text:span text:style-name="T9">C</text:span><text:span text:style-name="T6">hild </text:span><text:span text:style-name="T9">N</text:span><text:span text:style-name="T6">ode </text:span><text:span text:style-name="T9">V</text:span><text:span text:style-name="T5">alue</text:span><text:span text:style-name="T8">s</text:span><text:span text:style-name="T26"> (→</text:span><text:span text:style-name="T33"> </text:span><text:span text:style-name="T34">CHN</text:span><text:span text:style-name="T26">)</text:span><text:span text:style-name="T32"> </text:span></text:p>
          <text:p text:style-name="P95"><text:span text:style-name="T63">We have to find a way to compute a range unit without a </text:span><text:span text:style-name="T56">max(range)</text:span><text:span text:style-name="T63"> or <text:s/>a percentage without a range unit to stay co</text:span><text:span text:style-name="T64">nform</text:span><text:span text:style-name="T63"> with the </text:span><text:span text:style-name="T64">contributions of the </text:span><text:span text:style-name="T63">other values. </text:span></text:p>
          <text:list>
            <text:list-item>
              <text:p text:style-name="P144">...</text:p>
            </text:list-item>
          </text:list>
        </text:list-item>
        <text:list-item>
          <text:p text:style-name="P90"><text:span text:style-name="T7"><text:s/>N</text:span><text:span text:style-name="T6">ode </text:span><text:span text:style-name="T10">V</text:span><text:span text:style-name="T5">alue</text:span><text:span text:style-name="T26"> (→</text:span><text:span text:style-name="T33"> </text:span><text:span text:style-name="T34">N</text:span><text:span text:style-name="T26">)</text:span><text:span text:style-name="T32"> </text:span></text:p>
          <text:p text:style-name="P101"><text:span text:style-name="T36"><text:s/>N</text:span><text:span text:style-name="T35">ode value</text:span><text:span text:style-name="T36">s are the values</text:span><text:span text:style-name="T35"> </text:span><text:span text:style-name="T36">computed from the child node values, </text:span><text:span text:style-name="T37">ranges</text:span><text:span text:style-name="T36"> and weights</text:span><text:span text:style-name="T35">.</text:span></text:p>
        </text:list-item>
      </text:list>
      <text:p text:style-name="P13"/>
      <text:p text:style-name="P14">The usage of median averages make no sense in the <text:span text:style-name="T158">current design of the </text:span>TQ algorithm because we only build the average of all node values to get the final trust quotient. The node values are already weighted and normalized, so no deviant behaviour has to be expected here.</text:p>
      <text:list xml:id="list115617039782253" text:continue-numbering="true" text:style-name="L2">
        <text:list-header>
          <text:p text:style-name="P31"/>
          <text:p text:style-name="P17"/>
          <text:p text:style-name="P70"/>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Mono" svg:font-family="FreeMono" style:font-family-generic="modern" style:font-pitch="fixed"/>
    <style:font-face style:name="FreeMono1" svg:font-family="Free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Dec</text:span> 2017 <text:s text:c="90"/><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20T11:56:03.921311436</dc:date>
    <meta:editing-duration>PT19H54M40S</meta:editing-duration>
    <meta:editing-cycles>245</meta:editing-cycles>
    <meta:generator>LibreOffice/5.1.6.2$Linux_X86_64 LibreOffice_project/10m0$Build-2</meta:generator>
    <meta:document-statistic meta:table-count="0" meta:image-count="0" meta:object-count="0" meta:page-count="7" meta:paragraph-count="160" meta:word-count="2298" meta:character-count="12641" meta:non-whitespace-character-count="10300"/>
  </office:meta>
</office:document-meta>
</file>